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33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404c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boolean-style style:name="N99">
      <number:boolean/>
    </number:boolean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53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99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00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8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19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6pt solid #000000" fo:background-color="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 style:data-style-name="N154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fo:background-color="#fffff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 style:data-style-name="N1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 style:data-style-name="N1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1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1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3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Note: <text:span text:style-name="T1">This sheet requires Obba 3.0 ( </text:span><text:span text:style-name="T2">http://www.obba.info/</text:span><text:span text:style-name="T1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>
            <text:p>Object Viewer</text:p>
          </table:table-cell>
          <table:table-cell table:style-name="ce4"/>
          <table:table-cell/>
          <table:table-cell table:style-name="ce4" office:value-type="string">
            <text:p>Libraries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5" office:value-type="string">
            <text:p>Load libraries from</text:p>
          </table:table-cell>
          <table:table-cell table:style-name="ce5"/>
          <table:table-cell table:number-columns-repeated="250"/>
        </table:table-row>
        <table:table-row table:style-name="ro2">
          <table:table-cell/>
          <table:table-cell office:value-type="string">
            <text:p>Visibility</text:p>
          </table:table-cell>
          <table:table-cell table:style-name="ce7" table:formula="of:=TRUE()" office:value-type="boolean" office:boolean-value="true">
            <text:p>WAHR</text:p>
          </table:table-cell>
          <table:table-cell/>
          <table:table-cell office:value-type="string">
            <text:p>Path:</text:p>
          </table:table-cell>
          <table:table-cell table:style-name="ce10" office:value-type="string">
            <text:p>lib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isRelative:</text:p>
          </table:table-cell>
          <table:table-cell table:style-name="ce11" table:formula="of:=TRUE()" office:value-type="boolean" office:boolean-value="true">
            <text:p>WAHR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table:style-name="ce6" table:formula="of:=INFO.OBBA.OBBA.OBCONTROLPANELSETVISIBLE([.C8])" office:value-type="float" office:value="1">
            <text:p>TRUE</text:p>
          </table:table-cell>
          <table:table-cell table:number-columns-repeated="2"/>
          <table:table-cell table:style-name="ce5" office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Loaded:</text:p>
          </table:table-cell>
          <table:table-cell table:formula="of:=INFO.OBBA.OBBA.OBADDALLJARS([.F8];[.F9])" office:value-type="string" office:string-value="/Users/fries/Documents/Development/finmath experiments/spreadsheets/Monte Carlo Valuation with Black Scholes Model - European - Asian - Bermudan/lib">
            <text:p>/Users/fries/Documents/Development/finmath experiments/spreadsheets/Monte Carlo Valuation with Black Scholes Model - European - Asian - Bermudan/lib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4" office:value-type="string">
            <text:p>Obba Version</text:p>
          </table:table-cell>
          <table:table-cell table:style-name="ce4"/>
          <table:table-cell/>
          <table:table-cell table:style-name="ce4" office:value-type="string">
            <text:p>Additional Class Folder (leave empty if not needed)</text:p>
          </table:table-cell>
          <table:table-cell table:style-name="ce4"/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5" office:value-type="string">
            <text:p>Result:</text:p>
          </table:table-cell>
          <table:table-cell table:style-name="ce5"/>
          <table:table-cell/>
          <table:table-cell table:style-name="ce5" office:value-type="string">
            <text:p>Load classes from</text:p>
          </table:table-cell>
          <table:table-cell table:style-name="ce5"/>
          <table:table-cell table:number-columns-repeated="250"/>
        </table:table-row>
        <table:table-row table:style-name="ro2">
          <table:table-cell/>
          <table:table-cell office:value-type="string">
            <text:p>Version:</text:p>
          </table:table-cell>
          <table:table-cell table:formula="of:=INFO.OBBA.OBBA.OBGETPROPERTY(&quot;version&quot;)" office:value-type="string" office:string-value="4.0.2">
            <text:p>4.0.2</text:p>
          </table:table-cell>
          <table:table-cell/>
          <table:table-cell office:value-type="string">
            <text:p>Path:</text:p>
          </table:table-cell>
          <table:table-cell table:style-name="ce10"/>
          <table:table-cell table:number-columns-repeated="250"/>
        </table:table-row>
        <table:table-row table:style-name="ro2">
          <table:table-cell table:number-columns-repeated="4"/>
          <table:table-cell office:value-type="string">
            <text:p>isRelative:</text:p>
          </table:table-cell>
          <table:table-cell table:style-name="ce12" table:formula="of:=1" office:value-type="boolean" office:boolean-value="true">
            <text:p>WAHR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2">
          <table:table-cell table:number-columns-repeated="4"/>
          <table:table-cell table:style-name="ce5" office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2">
          <table:table-cell table:number-columns-repeated="4"/>
          <table:table-cell office:value-type="string">
            <text:p>Loaded:</text:p>
          </table:table-cell>
          <table:table-cell table:formula="of:=INFO.OBBA.OBBA.OBADDCLASSES([.F17];[.F18])" office:value-type="string" office:string-value="/Users/fries/Documents/Development/finmath experiments/spreadsheets/Monte Carlo Valuation with Black Scholes Model - European - Asian - Bermudan">
            <text:p>/Users/fries/Documents/Development/finmath experiments/spreadsheets/Monte Carlo Valuation with Black Scholes Model - European - Asian - Bermudan</text:p>
          </table:table-cell>
          <table:table-cell table:number-columns-repeated="250"/>
        </table:table-row>
        <table:table-row table:style-name="ro3">
          <table:table-cell table:number-columns-repeated="4"/>
          <table:table-cell table:style-name="ce8" table:number-columns-repeated="2"/>
          <table:table-cell table:number-columns-repeated="250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 table:number-columns-repeated="4"/>
          <table:table-cell table:style-name="ce4" office:value-type="string">
            <text:p>Reference cell below to ensure lib is loaded:</text:p>
          </table:table-cell>
          <table:table-cell table:style-name="ce4"/>
          <table:table-cell table:number-columns-repeated="250"/>
        </table:table-row>
        <table:table-row table:style-name="ro3">
          <table:table-cell table:number-columns-repeated="4"/>
          <table:table-cell table:style-name="ce9" table:formula="of:=IF(OR(ISERROR([.F12]);ISERROR([.F21]));NA();&quot;&quot;)">
            <text:p/>
          </table:table-cell>
          <table:table-cell table:number-columns-repeated="251"/>
        </table:table-row>
        <table:table-row table:style-name="ro3" table:number-rows-repeated="104854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onteCarloBlackScholes" table:style-name="ta2" table:print="false">
        <office:forms form:automatic-focus="false" form:apply-design-mode="false"/>
        <table:table-column table:style-name="co6" table:default-cell-style-name="ce14"/>
        <table:table-column table:style-name="co7" table:number-columns-repeated="254" table:default-cell-style-name="ce14"/>
        <table:table-column table:style-name="co7" table:default-cell-style-name="ce32"/>
        <table:table-column table:style-name="co8" table:number-columns-repeated="768" table:default-cell-style-name="Default"/>
        <table:table-row table:style-name="ro1">
          <table:table-cell table:number-columns-repeated="1024"/>
        </table:table-row>
        <table:table-row table:style-name="ro4">
          <table:table-cell table:style-name="ce15"/>
          <table:table-cell table:style-name="ce15" office:value-type="string">
            <text:p>Monte Carlo Black Scholes Model: Valuation of an Asian Option</text:p>
          </table:table-cell>
          <table:table-cell table:style-name="ce15" table:number-columns-repeated="1022"/>
        </table:table-row>
        <table:table-row table:style-name="ro1">
          <table:table-cell table:style-name="ce16"/>
          <table:table-cell table:style-name="ce17" office:value-type="string">
            <text:p>Note: This sheet requires Obba 3.0 ( <text:span text:style-name="T2">http://www.obba.info/</text:span><text:span text:style-name="T1"> )</text:span></text:p>
          </table:table-cell>
          <table:table-cell table:style-name="ce16" table:number-columns-repeated="1022"/>
        </table:table-row>
        <table:table-row table:style-name="ro1">
          <table:table-cell table:style-name="ce16"/>
          <table:table-cell table:style-name="ce18"/>
          <table:table-cell table:style-name="ce16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9" office:value-type="string">
            <text:p>Time Discretization</text:p>
          </table:table-cell>
          <table:table-cell table:style-name="ce19"/>
          <table:table-cell/>
          <table:table-cell table:style-name="ce19" office:value-type="string">
            <text:p>Monte Carlo Black Scholes Model</text:p>
          </table:table-cell>
          <table:table-cell table:style-name="ce19"/>
          <table:table-cell/>
          <table:table-cell table:style-name="ce19" office:value-type="string">
            <text:p>Time Discretization for Asian Averaging</text:p>
          </table:table-cell>
          <table:table-cell table:style-name="ce19"/>
          <table:table-cell/>
          <table:table-cell table:style-name="ce19" office:value-type="string">
            <text:p>Asian Option</text:p>
          </table:table-cell>
          <table:table-cell table:style-name="ce19"/>
          <table:table-cell table:number-columns-repeated="1012"/>
        </table:table-row>
        <table:table-row table:style-name="ro3">
          <table:table-cell table:number-columns-repeated="4"/>
          <table:table-cell office:value-type="string">
            <text:p>className</text:p>
          </table:table-cell>
          <table:table-cell office:value-type="string">
            <text:p>net.finmath.montecarlo.assetderivativevaluation.MonteCarloBlackScholesModel</text:p>
          </table:table-cell>
          <table:table-cell table:number-columns-repeated="1018"/>
        </table:table-row>
        <table:table-row table:style-name="ro3">
          <table:table-cell/>
          <table:table-cell table:style-name="ce20" office:value-type="string">
            <text:p>Parameters:</text:p>
          </table:table-cell>
          <table:table-cell table:style-name="ce20"/>
          <table:table-cell/>
          <table:table-cell table:style-name="ce20" office:value-type="string">
            <text:p>Parameters:</text:p>
          </table:table-cell>
          <table:table-cell table:style-name="ce20"/>
          <table:table-cell/>
          <table:table-cell table:style-name="ce20" office:value-type="string">
            <text:p>Parameters:</text:p>
          </table:table-cell>
          <table:table-cell table:style-name="ce20"/>
          <table:table-cell/>
          <table:table-cell table:style-name="ce20" office:value-type="string">
            <text:p>Parameters:</text:p>
          </table:table-cell>
          <table:table-cell table:style-name="ce20"/>
          <table:table-cell table:number-columns-repeated="1012"/>
        </table:table-row>
        <table:table-row table:style-name="ro5">
          <table:table-cell/>
          <table:table-cell table:style-name="ce21" table:formula="of:=INFO.OBBA.OBBA.OBMAKE(&quot;td.start&quot;;&quot;double&quot;;[.C9])" office:value-type="string" office:string-value="td.start &#10;[8]">
            <text:p>td.start </text:p>
            <text:p>[8]</text:p>
          </table:table-cell>
          <table:table-cell office:value-type="float" office:value="0">
            <text:p>0</text:p>
          </table:table-cell>
          <table:table-cell/>
          <table:table-cell table:style-name="ce21" table:formula="of:=[.B14]" office:value-type="string" office:string-value="timeDiscretization-4 &#10;[27]">
            <text:p>timeDiscretization-4 </text:p>
            <text:p>[27]</text:p>
          </table:table-cell>
          <table:table-cell table:number-columns-repeated="2"/>
          <table:table-cell table:style-name="ce21" table:formula="of:=INFO.OBBA.OBBA.OBMAKE(&quot;at.start&quot;;&quot;double&quot;;[.I9])" office:value-type="string" office:string-value="at.start &#10;[20]">
            <text:p>at.start </text:p>
            <text:p>[20]</text:p>
          </table:table-cell>
          <table:table-cell office:value-type="float" office:value="0">
            <text:p>0</text:p>
          </table:table-cell>
          <table:table-cell/>
          <table:table-cell table:style-name="ce21" table:formula="of:=INFO.OBBA.OBBA.OBMAKE(&quot;optionMaturity&quot;;&quot;double&quot;;[.L9])" office:value-type="string" office:string-value="optionMaturity &#10;[25]">
            <text:p>optionMaturity </text:p>
            <text:p>[25]</text:p>
          </table:table-cell>
          <table:table-cell table:style-name="ce28" office:value-type="float" office:value="5">
            <text:p>5</text:p>
          </table:table-cell>
          <table:table-cell table:number-columns-repeated="1012"/>
        </table:table-row>
        <table:table-row table:style-name="ro5">
          <table:table-cell/>
          <table:table-cell table:style-name="ce21" table:formula="of:=INFO.OBBA.OBBA.OBMAKE(&quot;td.num&quot;;&quot;int&quot;;[.C10])" office:value-type="string" office:string-value="td.num &#10;[9]">
            <text:p>td.num </text:p>
            <text:p>[9]</text:p>
          </table:table-cell>
          <table:table-cell office:value-type="float" office:value="120">
            <text:p>120</text:p>
          </table:table-cell>
          <table:table-cell/>
          <table:table-cell table:style-name="ce21" table:formula="of:=INFO.OBBA.OBBA.OBMAKE(&quot;numberOfPaths&quot;;&quot;int&quot;;[.F10])" office:value-type="string" office:string-value="numberOfPaths &#10;[14]">
            <text:p>numberOfPaths </text:p>
            <text:p>[14]</text:p>
          </table:table-cell>
          <table:table-cell office:value-type="float" office:value="10000">
            <text:p>10000</text:p>
          </table:table-cell>
          <table:table-cell/>
          <table:table-cell table:style-name="ce21" table:formula="of:=INFO.OBBA.OBBA.OBMAKE(&quot;at.num&quot;;&quot;int&quot;;[.I10])" office:value-type="string" office:string-value="at.num &#10;[21]">
            <text:p>at.num </text:p>
            <text:p>[21]</text:p>
          </table:table-cell>
          <table:table-cell office:value-type="float" office:value="59">
            <text:p>59</text:p>
          </table:table-cell>
          <table:table-cell/>
          <table:table-cell table:style-name="ce21" table:formula="of:=INFO.OBBA.OBBA.OBMAKE(&quot;optionStrike&quot;;&quot;double&quot;;[.L10])" office:value-type="string" office:string-value="optionStrike &#10;[26]">
            <text:p>optionStrike </text:p>
            <text:p>[26]</text:p>
          </table:table-cell>
          <table:table-cell office:value-type="float" office:value="125">
            <text:p>125</text:p>
          </table:table-cell>
          <table:table-cell table:number-columns-repeated="1012"/>
        </table:table-row>
        <table:table-row table:style-name="ro5">
          <table:table-cell/>
          <table:table-cell table:style-name="ce21" table:formula="of:=INFO.OBBA.OBBA.OBMAKE(&quot;td.step&quot;;&quot;double&quot;;[.C11])" office:value-type="string" office:string-value="td.step &#10;[10]">
            <text:p>td.step </text:p>
            <text:p>[10]</text:p>
          </table:table-cell>
          <table:table-cell table:formula="of:=1/12" office:value-type="float" office:value="0.0833333333333333">
            <text:p>0,08</text:p>
          </table:table-cell>
          <table:table-cell/>
          <table:table-cell table:style-name="ce21" table:formula="of:=INFO.OBBA.OBBA.OBMAKE(&quot;initialValue&quot;;&quot;double&quot;;[.F11])" office:value-type="string" office:string-value="initialValue &#10;[36]">
            <text:p>initialValue </text:p>
            <text:p>[36]</text:p>
          </table:table-cell>
          <table:table-cell table:style-name="ce28" office:value-type="float" office:value="100">
            <text:p>100</text:p>
          </table:table-cell>
          <table:table-cell/>
          <table:table-cell table:style-name="ce21" table:formula="of:=INFO.OBBA.OBBA.OBMAKE(&quot;at.step&quot;;&quot;double&quot;;[.I11])" office:value-type="string" office:string-value="at.step &#10;[22]">
            <text:p>at.step </text:p>
            <text:p>[22]</text:p>
          </table:table-cell>
          <table:table-cell table:formula="of:=1/12" office:value-type="float" office:value="0.0833333333333333">
            <text:p>0,08</text:p>
          </table:table-cell>
          <table:table-cell/>
          <table:table-cell table:formula="of:=[.H14]" office:value-type="string" office:string-value="averagingTimes &#10;[28]">
            <text:p>averagingTimes </text:p>
            <text:p>[28]</text:p>
          </table:table-cell>
          <table:table-cell table:number-columns-repeated="1013"/>
        </table:table-row>
        <table:table-row table:style-name="ro5">
          <table:table-cell table:number-columns-repeated="4"/>
          <table:table-cell table:style-name="ce21" table:formula="of:=INFO.OBBA.OBBA.OBMAKE(&quot;riskFreeRate&quot;;&quot;double&quot;;[.F12])" office:value-type="string" office:string-value="riskFreeRate &#10;[52]">
            <text:p>riskFreeRate </text:p>
            <text:p>[52]</text:p>
          </table:table-cell>
          <table:table-cell table:style-name="ce29" office:value-type="percentage" office:value="0.05">
            <text:p>5%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5">
          <table:table-cell/>
          <table:table-cell table:style-name="ce20" office:value-type="string">
            <text:p>Object:</text:p>
          </table:table-cell>
          <table:table-cell table:style-name="ce20"/>
          <table:table-cell/>
          <table:table-cell table:style-name="ce21" table:formula="of:=INFO.OBBA.OBBA.OBMAKE(&quot;volatility&quot;;&quot;double&quot;;[.F13])" office:value-type="string" office:string-value="volatility &#10;[60]">
            <text:p>volatility </text:p>
            <text:p>[60]</text:p>
          </table:table-cell>
          <table:table-cell table:style-name="ce30" office:value-type="percentage" office:value="0.2">
            <text:p>20%</text:p>
          </table:table-cell>
          <table:table-cell/>
          <table:table-cell table:style-name="ce20" office:value-type="string">
            <text:p>Object:</text:p>
          </table:table-cell>
          <table:table-cell table:style-name="ce20"/>
          <table:table-cell/>
          <table:table-cell table:style-name="ce20" office:value-type="string">
            <text:p>Object:</text:p>
          </table:table-cell>
          <table:table-cell table:style-name="ce20"/>
          <table:table-cell table:number-columns-repeated="1012"/>
        </table:table-row>
        <table:table-row table:style-name="ro6">
          <table:table-cell/>
          <table:table-cell table:style-name="ce21" table:formula="of:=INFO.OBBA.OBBA.OBMAKE(&quot;timeDiscretization-4&quot;;obLibs&amp;&quot;net.finmath.time.TimeDiscretization&quot;;[.B9:.B11])" office:value-type="string" office:string-value="timeDiscretization-4 &#10;[27]">
            <text:p>timeDiscretization-4 </text:p>
            <text:p>[27]</text:p>
          </table:table-cell>
          <table:table-cell table:number-columns-repeated="5"/>
          <table:table-cell table:style-name="ce21" table:formula="of:=INFO.OBBA.OBBA.OBMAKE(&quot;averagingTimes&quot;;obLibs&amp;&quot;net.finmath.time.TimeDiscretization&quot;;[.H9:.H11])" office:value-type="string" office:string-value="averagingTimes &#10;[28]">
            <text:p>averagingTimes </text:p>
            <text:p>[28]</text:p>
          </table:table-cell>
          <table:table-cell table:number-columns-repeated="2"/>
          <table:table-cell table:style-name="ce21" table:formula="of:=INFO.OBBA.OBBA.OBMAKE(&quot;asianOption&quot;;obLibs&amp;&quot;net.finmath.montecarlo.assetderivativevaluation.products.AsianOption&quot;;[.K9:.K11])" office:value-type="string" office:string-value="asianOption &#10;[83]">
            <text:p>asianOption </text:p>
            <text:p>[83]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0" office:value-type="string">
            <text:p>Object:</text:p>
          </table:table-cell>
          <table:table-cell table:style-name="ce20"/>
          <table:table-cell table:number-columns-repeated="1018"/>
        </table:table-row>
        <table:table-row table:style-name="ro6">
          <table:table-cell table:number-columns-repeated="4"/>
          <table:table-cell table:style-name="ce21" table:formula="of:=INFO.OBBA.OBBA.OBMAKE(&quot;monteCarloBlackScholes-4&quot;;obLibs&amp;[.F7];[.E9:.E13])" office:value-type="string" office:string-value="monteCarloBlackScholes-4 &#10;[72]">
            <text:p>monteCarloBlackScholes-4 </text:p>
            <text:p>[72]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21"/>
          <table:table-cell table:number-columns-repeated="5"/>
          <table:table-cell table:style-name="ce31" office:value-type="string">
            <text:p>Result</text:p>
          </table:table-cell>
          <table:table-cell table:style-name="ce31"/>
          <table:table-cell table:number-columns-repeated="1012"/>
        </table:table-row>
        <table:table-row table:style-name="ro6">
          <table:table-cell table:number-columns-repeated="4"/>
          <table:table-cell table:style-name="ce21"/>
          <table:table-cell table:number-columns-repeated="1019"/>
        </table:table-row>
        <table:table-row table:style-name="ro3">
          <table:table-cell table:number-columns-repeated="4"/>
          <table:table-cell table:style-name="ce19" office:value-type="string">
            <text:p>Plots</text:p>
          </table:table-cell>
          <table:table-cell table:style-name="ce19"/>
          <table:table-cell table:number-columns-repeated="4"/>
          <table:table-cell table:style-name="ce25" office:value-type="string">
            <text:p>Value:</text:p>
          </table:table-cell>
          <table:table-cell table:style-name="ce23" table:formula="of:=INFO.OBBA.OBBA.OBGET(INFO.OBBA.OBBA.OBCALL(&quot;&quot;;[.K14];&quot;getValue&quot;;[.$E$16]))" office:value-type="float" office:value="5.99365980275632">
            <text:p>5,994</text:p>
          </table:table-cell>
          <table:table-cell table:formula="of:=INFO.OBBA.OBBA.OBGET(INFO.OBBA.OBBA.OBCALL(&quot;&quot;;[.K14];&quot;getValues&quot;;[.$E$16]))" office:value-type="string" office:string-value="{error=0.1375907697583723, value=5.993659802756319}">
            <text:p>{error=0.1375907697583723, value=5.993659802756319}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1018"/>
        </table:table-row>
        <table:table-row table:style-name="ro3">
          <table:table-cell table:number-columns-repeated="4"/>
          <table:table-cell table:style-name="ce24" office:value-type="string">
            <text:p>observation time</text:p>
          </table:table-cell>
          <table:table-cell table:style-name="ce27" office:value-type="float" office:value="3">
            <text:p>3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MonteCarloBlackScholes.E38" table:end-x="0.114cm" table:end-y="0.239cm" draw:z-index="0" draw:name="Chart 1" draw:style-name="gr1" svg:width="8.457cm" svg:height="5.994cm" svg:x="0.13cm" svg:y="0.222cm">
              <draw:object draw:notify-on-update-of-ranges="MonteCarloBlackScholes.B48:MonteCarloBlackScholes.B297 MonteCarloBlackScholes.C48:MonteCarloBlackScholes.C29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MonteCarloBlackScholes.H38" table:end-x="0.543cm" table:end-y="0.239cm" draw:z-index="1" draw:name="Chart 2" draw:style-name="gr1" svg:width="8.458cm" svg:height="5.994cm" svg:x="0.558cm" svg:y="0.222cm">
              <draw:object draw:notify-on-update-of-ranges="MonteCarloBlackScholes.E48:MonteCarloBlackScholes.E107 MonteCarloBlackScholes.F46:MonteCarloBlackScholes.F46 MonteCarloBlackScholes.F48:MonteCarloBlackScholes.F10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MonteCarloBlackScholes.K38" table:end-x="1.071cm" table:end-y="0.239cm" draw:z-index="2" draw:name="Chart 2" draw:style-name="gr1" svg:width="8.458cm" svg:height="5.994cm" svg:x="1.086cm" svg:y="0.222cm">
              <draw:object draw:notify-on-update-of-ranges="MonteCarloBlackScholes.H48:MonteCarloBlackScholes.H107 MonteCarloBlackScholes.I46:MonteCarloBlackScholes.I46 MonteCarloBlackScholes.I48:MonteCarloBlackScholes.I10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6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4"/>
          <table:table-cell table:style-name="ce19" office:value-type="string">
            <text:p>Histograms</text:p>
          </table:table-cell>
          <table:table-cell table:style-name="ce19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20" office:value-type="string">
            <text:p>Parameters:</text:p>
          </table:table-cell>
          <table:table-cell table:style-name="ce20"/>
          <table:table-cell table:number-columns-repeated="1018"/>
        </table:table-row>
        <table:table-row table:style-name="ro3">
          <table:table-cell table:number-columns-repeated="4"/>
          <table:table-cell table:style-name="ce25" office:value-type="string">
            <text:p>Number of Intervalls:</text:p>
          </table:table-cell>
          <table:table-cell table:style-name="ce27" office:value-type="float" office:value="25">
            <text:p>25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5" office:value-type="string">
            <text:p>Std. Dev.:</text:p>
          </table:table-cell>
          <table:table-cell table:style-name="ce27" office:value-type="float" office:value="3">
            <text:p>3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table:style-name="ce22" table:formula="of:=INFO.OBBA.OBBA.OBCALL(&quot;underlyingValue&quot;;[.E16];&quot;getAssetValue&quot;;INFO.OBBA.OBBA.OBMAKE(&quot;&quot;;&quot;double&quot;;[.F22]);INFO.OBBA.OBBA.OBMAKE(&quot;&quot;;&quot;int&quot;;0))" office:value-type="string" office:string-value="underlyingValue &#10;[76]">
            <text:p>underlyingValue </text:p>
            <text:p>[76]</text:p>
          </table:table-cell>
          <table:table-cell table:style-name="ce22" table:formula="of:=INFO.OBBA.OBBA.OBCALL(&quot;optionValues&quot;;[.K14];&quot;getValue&quot;;INFO.OBBA.OBBA.OBMAKE(&quot;&quot;;&quot;double&quot;;0);[.$E$16])" office:value-type="string" office:string-value="optionValues &#10;[90]">
            <text:p>optionValues </text:p>
            <text:p>[90]</text:p>
          </table:table-cell>
          <table:table-cell/>
          <table:table-cell table:style-name="ce26" office:value-type="string">
            <text:p>Histogram of Underlying Value</text:p>
          </table:table-cell>
          <table:table-cell table:style-name="ce26"/>
          <table:table-cell/>
          <table:table-cell table:style-name="ce26" office:value-type="string">
            <text:p>Histogram of Payoff</text:p>
          </table:table-cell>
          <table:table-cell table:style-name="ce26"/>
          <table:table-cell table:number-columns-repeated="1015"/>
        </table:table-row>
        <table:table-row table:style-name="ro3">
          <table:table-cell table:number-columns-repeated="4"/>
          <table:table-cell table:style-name="ce27" office:value-type="string">
            <text:p>Intervall</text:p>
          </table:table-cell>
          <table:table-cell table:style-name="ce27" office:value-type="string">
            <text:p>Frequency</text:p>
          </table:table-cell>
          <table:table-cell/>
          <table:table-cell table:style-name="ce27" office:value-type="string">
            <text:p>Intervall</text:p>
          </table:table-cell>
          <table:table-cell table:style-name="ce27" office:value-type="string">
            <text:p>Frequency</text:p>
          </table:table-cell>
          <table:table-cell table:number-columns-repeated="1015"/>
        </table:table-row>
        <table:table-row table:style-name="ro3">
          <table:table-cell/>
          <table:table-cell table:style-name="ce23" table:number-matrix-columns-spanned="1" table:number-matrix-rows-spanned="250" table:formula="of:=TRANSPOSE(INFO.OBBA.OBBA.OBGET(INFO.OBBA.OBBA.OBCALL(&quot;&quot;;[.B46];&quot;getRealizations&quot;)))" office:value-type="float" office:value="74.0673847445204">
            <text:p>74,067</text:p>
          </table:table-cell>
          <table:table-cell table:style-name="ce23" table:number-matrix-columns-spanned="1" table:number-matrix-rows-spanned="250" table:formula="of:=TRANSPOSE(INFO.OBBA.OBBA.OBGET(INFO.OBBA.OBBA.OBCALL(&quot;&quot;;[.C46];&quot;getRealizations&quot;)))" office:value-type="float" office:value="0">
            <text:p>0,000</text:p>
          </table:table-cell>
          <table:table-cell table:style-name="ce23"/>
          <table:table-cell table:style-name="ce23" table:number-matrix-columns-spanned="2" table:number-matrix-rows-spanned="250" table:formula="of:=TRANSPOSE(INFO.OBBA.OBBA.OBGET(INFO.OBBA.OBBA.OBCALL(&quot;&quot;;[.B46];&quot;getHistogram&quot;;INFO.OBBA.OBBA.OBMAKE(&quot;&quot;;&quot;int&quot;;[.F43]);INFO.OBBA.OBBA.OBMAKE(&quot;&quot;;&quot;double&quot;;[.F44]))))" office:value-type="float" office:value="-13.267709191257">
            <text:p>-13,26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table:number-matrix-columns-spanned="2" table:number-matrix-rows-spanned="250" table:formula="of:=TRANSPOSE(INFO.OBBA.OBBA.OBGET(INFO.OBBA.OBBA.OBCALL(&quot;&quot;;[.C46];&quot;getHistogram&quot;;INFO.OBBA.OBBA.OBMAKE(&quot;&quot;;&quot;int&quot;;[.F43]);INFO.OBBA.OBBA.OBMAKE(&quot;&quot;;&quot;double&quot;;[.F44]))))" office:value-type="float" office:value="-37.003455746735">
            <text:p>-37,003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0.7535826437059">
            <text:p>70,75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-2.86800498936161">
            <text:p>-2,86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-33.5636865027757">
            <text:p>-33,564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6.1041656584469">
            <text:p>76,10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7.53169921253374">
            <text:p>7,53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-30.1239172588164">
            <text:p>-30,124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3.045698230572">
            <text:p>113,04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17.9314034144291">
            <text:p>17,93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-26.6841480148571">
            <text:p>-26,684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9.9075116213595">
            <text:p>99,90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28.3311076163245">
            <text:p>28,331</text:p>
          </table:table-cell>
          <table:table-cell table:style-name="ce23" office:value-type="float" office:value="0.0006">
            <text:p>0,001</text:p>
          </table:table-cell>
          <table:table-cell table:style-name="ce23"/>
          <table:table-cell table:style-name="ce23" office:value-type="float" office:value="-23.2443787708978">
            <text:p>-23,244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2.2413851810444">
            <text:p>82,24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38.7308118182198">
            <text:p>38,731</text:p>
          </table:table-cell>
          <table:table-cell table:style-name="ce23" office:value-type="float" office:value="0.0038">
            <text:p>0,004</text:p>
          </table:table-cell>
          <table:table-cell table:style-name="ce23"/>
          <table:table-cell table:style-name="ce23" office:value-type="float" office:value="-19.8046095269385">
            <text:p>-19,805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0.4655094646387">
            <text:p>90,46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49.1305160201152">
            <text:p>49,131</text:p>
          </table:table-cell>
          <table:table-cell table:style-name="ce23" office:value-type="float" office:value="0.0164">
            <text:p>0,016</text:p>
          </table:table-cell>
          <table:table-cell table:style-name="ce23"/>
          <table:table-cell table:style-name="ce23" office:value-type="float" office:value="-16.3648402829792">
            <text:p>-16,365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04.567361190683">
            <text:p>204,567</text:p>
          </table:table-cell>
          <table:table-cell table:style-name="ce23" office:value-type="float" office:value="35.2192417004095">
            <text:p>35,219</text:p>
          </table:table-cell>
          <table:table-cell table:style-name="ce23"/>
          <table:table-cell table:style-name="ce23" office:value-type="float" office:value="59.5302202220105">
            <text:p>59,530</text:p>
          </table:table-cell>
          <table:table-cell table:style-name="ce23" office:value-type="float" office:value="0.0423">
            <text:p>0,042</text:p>
          </table:table-cell>
          <table:table-cell table:style-name="ce23"/>
          <table:table-cell table:style-name="ce23" office:value-type="float" office:value="-12.9250710390199">
            <text:p>-12,925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6.183441098733">
            <text:p>116,183</text:p>
          </table:table-cell>
          <table:table-cell table:style-name="ce23" office:value-type="float" office:value="5.81864309611946">
            <text:p>5,819</text:p>
          </table:table-cell>
          <table:table-cell table:style-name="ce23"/>
          <table:table-cell table:style-name="ce23" office:value-type="float" office:value="69.9299244239059">
            <text:p>69,930</text:p>
          </table:table-cell>
          <table:table-cell table:style-name="ce23" office:value-type="float" office:value="0.0709">
            <text:p>0,071</text:p>
          </table:table-cell>
          <table:table-cell table:style-name="ce23"/>
          <table:table-cell table:style-name="ce23" office:value-type="float" office:value="-9.48530179506056">
            <text:p>-9,485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9.180013805035">
            <text:p>109,180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80.3296286258013">
            <text:p>80,330</text:p>
          </table:table-cell>
          <table:table-cell table:style-name="ce23" office:value-type="float" office:value="0.098">
            <text:p>0,098</text:p>
          </table:table-cell>
          <table:table-cell table:style-name="ce23"/>
          <table:table-cell table:style-name="ce23" office:value-type="float" office:value="-6.04553255110126">
            <text:p>-6,046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5.6846473620188">
            <text:p>65,68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90.7293328276966">
            <text:p>90,729</text:p>
          </table:table-cell>
          <table:table-cell table:style-name="ce23" office:value-type="float" office:value="0.1139">
            <text:p>0,114</text:p>
          </table:table-cell>
          <table:table-cell table:style-name="ce23"/>
          <table:table-cell table:style-name="ce23" office:value-type="float" office:value="-2.60576330714195">
            <text:p>-2,606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4.7918831580293">
            <text:p>54,79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101.129037029592">
            <text:p>101,129</text:p>
          </table:table-cell>
          <table:table-cell table:style-name="ce23" office:value-type="float" office:value="0.1124">
            <text:p>0,112</text:p>
          </table:table-cell>
          <table:table-cell table:style-name="ce23"/>
          <table:table-cell table:style-name="ce23" office:value-type="float" office:value="0.834005936817358">
            <text:p>0,834</text:p>
          </table:table-cell>
          <table:table-cell table:style-name="ce23" office:value-type="float" office:value="0.7311">
            <text:p>0,731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5.5172052106308">
            <text:p>75,51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111.528741231487">
            <text:p>111,529</text:p>
          </table:table-cell>
          <table:table-cell table:style-name="ce23" office:value-type="float" office:value="0.1091">
            <text:p>0,109</text:p>
          </table:table-cell>
          <table:table-cell table:style-name="ce23"/>
          <table:table-cell table:style-name="ce23" office:value-type="float" office:value="4.27377518077667">
            <text:p>4,274</text:p>
          </table:table-cell>
          <table:table-cell table:style-name="ce23" office:value-type="float" office:value="0.0386">
            <text:p>0,039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9.6671725045808">
            <text:p>79,66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121.928445433383">
            <text:p>121,928</text:p>
          </table:table-cell>
          <table:table-cell table:style-name="ce23" office:value-type="float" office:value="0.0942">
            <text:p>0,094</text:p>
          </table:table-cell>
          <table:table-cell table:style-name="ce23"/>
          <table:table-cell table:style-name="ce23" office:value-type="float" office:value="7.71354442473597">
            <text:p>7,714</text:p>
          </table:table-cell>
          <table:table-cell table:style-name="ce23" office:value-type="float" office:value="0.0328">
            <text:p>0,033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6.2674836010204">
            <text:p>56,26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132.328149635278">
            <text:p>132,328</text:p>
          </table:table-cell>
          <table:table-cell table:style-name="ce23" office:value-type="float" office:value="0.0842">
            <text:p>0,084</text:p>
          </table:table-cell>
          <table:table-cell table:style-name="ce23"/>
          <table:table-cell table:style-name="ce23" office:value-type="float" office:value="11.1533136686953">
            <text:p>11,153</text:p>
          </table:table-cell>
          <table:table-cell table:style-name="ce23" office:value-type="float" office:value="0.0319">
            <text:p>0,032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8.103331012881">
            <text:p>108,103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142.727853837173">
            <text:p>142,728</text:p>
          </table:table-cell>
          <table:table-cell table:style-name="ce23" office:value-type="float" office:value="0.0601">
            <text:p>0,060</text:p>
          </table:table-cell>
          <table:table-cell table:style-name="ce23"/>
          <table:table-cell table:style-name="ce23" office:value-type="float" office:value="14.5930829126546">
            <text:p>14,593</text:p>
          </table:table-cell>
          <table:table-cell table:style-name="ce23" office:value-type="float" office:value="0.0254">
            <text:p>0,025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96.758151528275">
            <text:p>296,758</text:p>
          </table:table-cell>
          <table:table-cell table:style-name="ce23" office:value-type="float" office:value="60.9176809193853">
            <text:p>60,918</text:p>
          </table:table-cell>
          <table:table-cell table:style-name="ce23"/>
          <table:table-cell table:style-name="ce23" office:value-type="float" office:value="153.127558039069">
            <text:p>153,128</text:p>
          </table:table-cell>
          <table:table-cell table:style-name="ce23" office:value-type="float" office:value="0.0459">
            <text:p>0,046</text:p>
          </table:table-cell>
          <table:table-cell table:style-name="ce23"/>
          <table:table-cell table:style-name="ce23" office:value-type="float" office:value="18.0328521566139">
            <text:p>18,033</text:p>
          </table:table-cell>
          <table:table-cell table:style-name="ce23" office:value-type="float" office:value="0.0239">
            <text:p>0,024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5.5053779278238">
            <text:p>95,50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163.527262240964">
            <text:p>163,527</text:p>
          </table:table-cell>
          <table:table-cell table:style-name="ce23" office:value-type="float" office:value="0.0408">
            <text:p>0,041</text:p>
          </table:table-cell>
          <table:table-cell table:style-name="ce23"/>
          <table:table-cell table:style-name="ce23" office:value-type="float" office:value="21.4726214005732">
            <text:p>21,473</text:p>
          </table:table-cell>
          <table:table-cell table:style-name="ce23" office:value-type="float" office:value="0.0201">
            <text:p>0,02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8.025930060113">
            <text:p>128,02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173.926966442859">
            <text:p>173,927</text:p>
          </table:table-cell>
          <table:table-cell table:style-name="ce23" office:value-type="float" office:value="0.0306">
            <text:p>0,031</text:p>
          </table:table-cell>
          <table:table-cell table:style-name="ce23"/>
          <table:table-cell table:style-name="ce23" office:value-type="float" office:value="24.9123906445325">
            <text:p>24,912</text:p>
          </table:table-cell>
          <table:table-cell table:style-name="ce23" office:value-type="float" office:value="0.0165">
            <text:p>0,017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7.34672325211">
            <text:p>107,34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184.326670644755">
            <text:p>184,327</text:p>
          </table:table-cell>
          <table:table-cell table:style-name="ce23" office:value-type="float" office:value="0.0215">
            <text:p>0,022</text:p>
          </table:table-cell>
          <table:table-cell table:style-name="ce23"/>
          <table:table-cell table:style-name="ce23" office:value-type="float" office:value="28.3521598884918">
            <text:p>28,352</text:p>
          </table:table-cell>
          <table:table-cell table:style-name="ce23" office:value-type="float" office:value="0.0141">
            <text:p>0,014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4.6846584240438">
            <text:p>64,68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194.72637484665">
            <text:p>194,726</text:p>
          </table:table-cell>
          <table:table-cell table:style-name="ce23" office:value-type="float" office:value="0.0161">
            <text:p>0,016</text:p>
          </table:table-cell>
          <table:table-cell table:style-name="ce23"/>
          <table:table-cell table:style-name="ce23" office:value-type="float" office:value="31.7919291324511">
            <text:p>31,792</text:p>
          </table:table-cell>
          <table:table-cell table:style-name="ce23" office:value-type="float" office:value="0.0115">
            <text:p>0,012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3.6910040113038">
            <text:p>93,69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205.126079048546">
            <text:p>205,126</text:p>
          </table:table-cell>
          <table:table-cell table:style-name="ce23" office:value-type="float" office:value="0.0111">
            <text:p>0,011</text:p>
          </table:table-cell>
          <table:table-cell table:style-name="ce23"/>
          <table:table-cell table:style-name="ce23" office:value-type="float" office:value="35.2316983764104">
            <text:p>35,232</text:p>
          </table:table-cell>
          <table:table-cell table:style-name="ce23" office:value-type="float" office:value="0.0115">
            <text:p>0,012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90.160146007383">
            <text:p>190,160</text:p>
          </table:table-cell>
          <table:table-cell table:style-name="ce23" office:value-type="float" office:value="32.4270041407318">
            <text:p>32,427</text:p>
          </table:table-cell>
          <table:table-cell table:style-name="ce23"/>
          <table:table-cell table:style-name="ce23" office:value-type="float" office:value="215.525783250441">
            <text:p>215,526</text:p>
          </table:table-cell>
          <table:table-cell table:style-name="ce23" office:value-type="float" office:value="0.0075">
            <text:p>0,008</text:p>
          </table:table-cell>
          <table:table-cell table:style-name="ce23"/>
          <table:table-cell table:style-name="ce23" office:value-type="float" office:value="38.6714676203697">
            <text:p>38,671</text:p>
          </table:table-cell>
          <table:table-cell table:style-name="ce23" office:value-type="float" office:value="0.0081">
            <text:p>0,008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64.829928145971">
            <text:p>164,830</text:p>
          </table:table-cell>
          <table:table-cell table:style-name="ce23" office:value-type="float" office:value="8.41569924314394">
            <text:p>8,416</text:p>
          </table:table-cell>
          <table:table-cell table:style-name="ce23"/>
          <table:table-cell table:style-name="ce23" office:value-type="float" office:value="225.925487452336">
            <text:p>225,925</text:p>
          </table:table-cell>
          <table:table-cell table:style-name="ce23" office:value-type="float" office:value="0.0042">
            <text:p>0,004</text:p>
          </table:table-cell>
          <table:table-cell table:style-name="ce23"/>
          <table:table-cell table:style-name="ce23" office:value-type="float" office:value="42.111236864329">
            <text:p>42,111</text:p>
          </table:table-cell>
          <table:table-cell table:style-name="ce23" office:value-type="float" office:value="0.0054">
            <text:p>0,005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5.6636978012076">
            <text:p>85,66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236.325191654232">
            <text:p>236,325</text:p>
          </table:table-cell>
          <table:table-cell table:style-name="ce23" office:value-type="float" office:value="0.0047">
            <text:p>0,005</text:p>
          </table:table-cell>
          <table:table-cell table:style-name="ce23"/>
          <table:table-cell table:style-name="ce23" office:value-type="float" office:value="45.5510061082884">
            <text:p>45,551</text:p>
          </table:table-cell>
          <table:table-cell table:style-name="ce23" office:value-type="float" office:value="0.0052">
            <text:p>0,005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5.5181883122924">
            <text:p>95,51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246.724895856127">
            <text:p>246,725</text:p>
          </table:table-cell>
          <table:table-cell table:style-name="ce23" office:value-type="float" office:value="0.0117">
            <text:p>0,012</text:p>
          </table:table-cell>
          <table:table-cell table:style-name="ce23"/>
          <table:table-cell table:style-name="ce23" office:value-type="float" office:value="48.9907753522477">
            <text:p>48,991</text:p>
          </table:table-cell>
          <table:table-cell table:style-name="ce23" office:value-type="float" office:value="0.0239">
            <text:p>0,024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5.765941593046">
            <text:p>105,76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0.3863646182004">
            <text:p>60,38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0.271265219507">
            <text:p>110,27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81.676306047294">
            <text:p>181,676</text:p>
          </table:table-cell>
          <table:table-cell table:style-name="ce23" office:value-type="float" office:value="31.9799172184463">
            <text:p>31,98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6.7704741475742">
            <text:p>66,770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5.406362114257">
            <text:p>145,406</text:p>
          </table:table-cell>
          <table:table-cell table:style-name="ce23" office:value-type="float" office:value="16.6275575469262">
            <text:p>16,62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0.7648176794161">
            <text:p>60,76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7.713951799517">
            <text:p>107,71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99.845961539566">
            <text:p>199,846</text:p>
          </table:table-cell>
          <table:table-cell table:style-name="ce23" office:value-type="float" office:value="30.9047393787957">
            <text:p>30,905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1.626361335513">
            <text:p>121,62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0.699440088672">
            <text:p>140,699</text:p>
          </table:table-cell>
          <table:table-cell table:style-name="ce23" office:value-type="float" office:value="13.6012202778978">
            <text:p>13,60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3.468702595328">
            <text:p>133,469</text:p>
          </table:table-cell>
          <table:table-cell table:style-name="ce23" office:value-type="float" office:value="0.878083784399412">
            <text:p>0,87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2.90890533644">
            <text:p>102,909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5.017679200604">
            <text:p>145,018</text:p>
          </table:table-cell>
          <table:table-cell table:style-name="ce23" office:value-type="float" office:value="3.44502083279981">
            <text:p>3,445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64.09692147927">
            <text:p>164,097</text:p>
          </table:table-cell>
          <table:table-cell table:style-name="ce23" office:value-type="float" office:value="28.6237826937769">
            <text:p>28,62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3.965735076001">
            <text:p>123,96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1.3453190977968">
            <text:p>81,34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3.676140759525">
            <text:p>123,676</text:p>
          </table:table-cell>
          <table:table-cell table:style-name="ce23" office:value-type="float" office:value="10.6895362282187">
            <text:p>10,69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2.105810456461">
            <text:p>132,10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8.278929115853">
            <text:p>118,279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5.729008671986">
            <text:p>135,729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8.953223654355">
            <text:p>148,953</text:p>
          </table:table-cell>
          <table:table-cell table:style-name="ce23" office:value-type="float" office:value="18.8478680894326">
            <text:p>18,84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53.495545512283">
            <text:p>153,496</text:p>
          </table:table-cell>
          <table:table-cell table:style-name="ce23" office:value-type="float" office:value="10.0136512087442">
            <text:p>10,01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81.093874827863">
            <text:p>181,094</text:p>
          </table:table-cell>
          <table:table-cell table:style-name="ce23" office:value-type="float" office:value="18.7589133900225">
            <text:p>18,759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4.1736253057391">
            <text:p>74,17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4.0528223581133">
            <text:p>84,053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8.519475529853">
            <text:p>108,519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4.551467758174">
            <text:p>94,55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9.64244531938">
            <text:p>109,642</text:p>
          </table:table-cell>
          <table:table-cell table:style-name="ce23" office:value-type="float" office:value="15.2528366228357">
            <text:p>15,253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9.635717468511">
            <text:p>129,63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80.94109696561">
            <text:p>180,941</text:p>
          </table:table-cell>
          <table:table-cell table:style-name="ce23" office:value-type="float" office:value="23.7120573548044">
            <text:p>23,712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8.1592694205345">
            <text:p>68,159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88.219098510327">
            <text:p>188,219</text:p>
          </table:table-cell>
          <table:table-cell table:style-name="ce23" office:value-type="float" office:value="25.3142531826526">
            <text:p>25,31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08.34695155342">
            <text:p>208,347</text:p>
          </table:table-cell>
          <table:table-cell table:style-name="ce23" office:value-type="float" office:value="33.7689181219878">
            <text:p>33,769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3.540573711652">
            <text:p>53,54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64.83437363127">
            <text:p>164,834</text:p>
          </table:table-cell>
          <table:table-cell table:style-name="ce23" office:value-type="float" office:value="15.9411694742335">
            <text:p>15,94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71.754106077553">
            <text:p>171,754</text:p>
          </table:table-cell>
          <table:table-cell table:style-name="ce23" office:value-type="float" office:value="24.0018258200809">
            <text:p>24,002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6.687595199099">
            <text:p>106,68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5.762888885563">
            <text:p>115,763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53.789322483257">
            <text:p>153,789</text:p>
          </table:table-cell>
          <table:table-cell table:style-name="ce23" office:value-type="float" office:value="18.1606817884281">
            <text:p>18,16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1.332859768248">
            <text:p>101,333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1.562526810915">
            <text:p>101,563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308.919964711637">
            <text:p>308,920</text:p>
          </table:table-cell>
          <table:table-cell table:style-name="ce23" office:value-type="float" office:value="117.169125703684">
            <text:p>117,169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51.825007134481">
            <text:p>151,825</text:p>
          </table:table-cell>
          <table:table-cell table:style-name="ce23" office:value-type="float" office:value="31.2572071787073">
            <text:p>31,25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6.937623024177">
            <text:p>126,93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6.2238079050553">
            <text:p>86,22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7.559520718107">
            <text:p>127,560</text:p>
          </table:table-cell>
          <table:table-cell table:style-name="ce23" office:value-type="float" office:value="3.31456703967336">
            <text:p>3,315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9.5656135862387">
            <text:p>69,56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2.48579831814">
            <text:p>132,486</text:p>
          </table:table-cell>
          <table:table-cell table:style-name="ce23" office:value-type="float" office:value="17.7355410385815">
            <text:p>17,73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7.8372739350277">
            <text:p>97,83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4.651491748116">
            <text:p>144,651</text:p>
          </table:table-cell>
          <table:table-cell table:style-name="ce23" office:value-type="float" office:value="13.6606129841612">
            <text:p>13,66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45.2418072239395">
            <text:p>45,24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8.87119283457">
            <text:p>108,871</text:p>
          </table:table-cell>
          <table:table-cell table:style-name="ce23" office:value-type="float" office:value="1.30995059753326">
            <text:p>1,31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7.9141208856857">
            <text:p>57,91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8.12821655367">
            <text:p>78,12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2.5208066238287">
            <text:p>72,52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4.8482983075947">
            <text:p>94,84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6.526907703964">
            <text:p>126,52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5.751244575918">
            <text:p>115,75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6.4749874548145">
            <text:p>66,47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2.993380580223">
            <text:p>112,993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9.8214185734002">
            <text:p>89,82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4.605748747406">
            <text:p>124,60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3.483427348373">
            <text:p>133,483</text:p>
          </table:table-cell>
          <table:table-cell table:style-name="ce23" office:value-type="float" office:value="6.37538729252067">
            <text:p>6,375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4.2958212123983">
            <text:p>54,29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7.23902509008">
            <text:p>147,239</text:p>
          </table:table-cell>
          <table:table-cell table:style-name="ce23" office:value-type="float" office:value="8.89428149891074">
            <text:p>8,89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1.9157183514566">
            <text:p>81,91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58.050551897456">
            <text:p>158,051</text:p>
          </table:table-cell>
          <table:table-cell table:style-name="ce23" office:value-type="float" office:value="20.5216462540613">
            <text:p>20,522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8.7850317476659">
            <text:p>88,78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1.642391862036">
            <text:p>141,642</text:p>
          </table:table-cell>
          <table:table-cell table:style-name="ce23" office:value-type="float" office:value="9.19042300596917">
            <text:p>9,19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2.0338146104931">
            <text:p>82,03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8.916922196718">
            <text:p>138,91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7.346595881704">
            <text:p>127,347</text:p>
          </table:table-cell>
          <table:table-cell table:style-name="ce23" office:value-type="float" office:value="7.34135772244866">
            <text:p>7,34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8.517865243899">
            <text:p>88,51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9.055697447904">
            <text:p>99,05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2.3918002055007">
            <text:p>82,39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0.23298858122">
            <text:p>120,233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4.0002307655069">
            <text:p>54,000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71.983746985847">
            <text:p>171,984</text:p>
          </table:table-cell>
          <table:table-cell table:style-name="ce23" office:value-type="float" office:value="31.5741962836744">
            <text:p>31,57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5.158035159055">
            <text:p>115,158</text:p>
          </table:table-cell>
          <table:table-cell table:style-name="ce23" office:value-type="float" office:value="6.9271798477727">
            <text:p>6,92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4.701272918419">
            <text:p>124,70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8.256260774455">
            <text:p>118,256</text:p>
          </table:table-cell>
          <table:table-cell table:style-name="ce23" office:value-type="float" office:value="1.21594864034802">
            <text:p>1,21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20.926308112477">
            <text:p>220,926</text:p>
          </table:table-cell>
          <table:table-cell table:style-name="ce23" office:value-type="float" office:value="47.6677299668772">
            <text:p>47,66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4.491861475546">
            <text:p>114,49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3.4453528992728">
            <text:p>93,44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8.679884675109">
            <text:p>108,680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7.6294201446899">
            <text:p>57,629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5.09969732339">
            <text:p>135,100</text:p>
          </table:table-cell>
          <table:table-cell table:style-name="ce23" office:value-type="float" office:value="26.8308999689617">
            <text:p>26,83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5.144363586086">
            <text:p>105,14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7.98006876354">
            <text:p>107,980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5.7832379735249">
            <text:p>85,783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7.12813528946">
            <text:p>137,128</text:p>
          </table:table-cell>
          <table:table-cell table:style-name="ce23" office:value-type="float" office:value="4.97568936366513">
            <text:p>4,97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2.561748712834">
            <text:p>122,56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2.800880701893">
            <text:p>102,80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1.441098948534">
            <text:p>111,44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8.96139318666">
            <text:p>108,96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65.301690944185">
            <text:p>165,302</text:p>
          </table:table-cell>
          <table:table-cell table:style-name="ce23" office:value-type="float" office:value="27.4024308930174">
            <text:p>27,402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0.612133485065">
            <text:p>130,61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3.909036843225">
            <text:p>113,909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8.139823657396">
            <text:p>108,140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0.4517020146725">
            <text:p>60,45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62.079142905666">
            <text:p>162,079</text:p>
          </table:table-cell>
          <table:table-cell table:style-name="ce23" office:value-type="float" office:value="8.68487315363554">
            <text:p>8,685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5.02349923137">
            <text:p>135,023</text:p>
          </table:table-cell>
          <table:table-cell table:style-name="ce23" office:value-type="float" office:value="18.2241961864859">
            <text:p>18,22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5.3710684279757">
            <text:p>85,37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1.924375700216">
            <text:p>131,924</text:p>
          </table:table-cell>
          <table:table-cell table:style-name="ce23" office:value-type="float" office:value="30.8562436183037">
            <text:p>30,85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8.5346960405463">
            <text:p>98,53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4.9704625472992">
            <text:p>84,970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1.5538312358356">
            <text:p>71,55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2.313289499377">
            <text:p>122,313</text:p>
          </table:table-cell>
          <table:table-cell table:style-name="ce23" office:value-type="float" office:value="0.130857524462775">
            <text:p>0,13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7.509671107139">
            <text:p>117,510</text:p>
          </table:table-cell>
          <table:table-cell table:style-name="ce23" office:value-type="float" office:value="3.75606033972581">
            <text:p>3,75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3.915071739823">
            <text:p>73,91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55.919245430871">
            <text:p>155,919</text:p>
          </table:table-cell>
          <table:table-cell table:style-name="ce23" office:value-type="float" office:value="23.8179720437736">
            <text:p>23,81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2.872156741704">
            <text:p>132,872</text:p>
          </table:table-cell>
          <table:table-cell table:style-name="ce23" office:value-type="float" office:value="0.68766746876226">
            <text:p>0,68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1.725417828031">
            <text:p>71,72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2.254939769594">
            <text:p>112,25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6.9604416380539">
            <text:p>86,960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0.563617838807">
            <text:p>120,564</text:p>
          </table:table-cell>
          <table:table-cell table:style-name="ce23" office:value-type="float" office:value="15.6017560043708">
            <text:p>15,602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8.074642481723">
            <text:p>108,07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2.0468031063774">
            <text:p>92,04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0.2401085561869">
            <text:p>70,240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0.095639304485">
            <text:p>110,09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2.932269002468">
            <text:p>102,93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64.772964770414">
            <text:p>164,773</text:p>
          </table:table-cell>
          <table:table-cell table:style-name="ce23" office:value-type="float" office:value="9.75387039682286">
            <text:p>9,75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0.11803136853">
            <text:p>120,11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2.207289468765">
            <text:p>122,20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48.2076189434701">
            <text:p>48,20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9.6855617648419">
            <text:p>99,68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6.31763287812">
            <text:p>106,31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7.336560852656">
            <text:p>97,33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0.3435310532195">
            <text:p>60,34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5.493158071257">
            <text:p>115,493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73.059283049108">
            <text:p>173,059</text:p>
          </table:table-cell>
          <table:table-cell table:style-name="ce23" office:value-type="float" office:value="19.1138542554786">
            <text:p>19,11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5.309307385923">
            <text:p>85,309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0.1519241954142">
            <text:p>80,15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8.591658306506">
            <text:p>138,592</text:p>
          </table:table-cell>
          <table:table-cell table:style-name="ce23" office:value-type="float" office:value="2.95031319069093">
            <text:p>2,95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8.763840045936">
            <text:p>108,76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6.767462498949">
            <text:p>136,767</text:p>
          </table:table-cell>
          <table:table-cell table:style-name="ce23" office:value-type="float" office:value="7.48379516195124">
            <text:p>7,48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6.762509271327">
            <text:p>106,763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67.199492326749">
            <text:p>167,199</text:p>
          </table:table-cell>
          <table:table-cell table:style-name="ce23" office:value-type="float" office:value="10.2585985403628">
            <text:p>10,259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1.575548496835">
            <text:p>131,57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1.2858614065141">
            <text:p>71,28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0.3836937182065">
            <text:p>60,38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6.4316418759139">
            <text:p>86,43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4.208031618203">
            <text:p>114,20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1.3024416948425">
            <text:p>51,30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8.4366965300079">
            <text:p>78,43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3.380069083964">
            <text:p>143,380</text:p>
          </table:table-cell>
          <table:table-cell table:style-name="ce23" office:value-type="float" office:value="6.70110066184493">
            <text:p>6,70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5.8691241176599">
            <text:p>95,869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6.1522156001672">
            <text:p>76,15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49.0554843398082">
            <text:p>49,05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76.035560225168">
            <text:p>176,036</text:p>
          </table:table-cell>
          <table:table-cell table:style-name="ce23" office:value-type="float" office:value="8.01359463581514">
            <text:p>8,01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4.173427795437">
            <text:p>144,173</text:p>
          </table:table-cell>
          <table:table-cell table:style-name="ce23" office:value-type="float" office:value="9.42575397388785">
            <text:p>9,42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68.070028987281">
            <text:p>168,070</text:p>
          </table:table-cell>
          <table:table-cell table:style-name="ce23" office:value-type="float" office:value="22.6335117287232">
            <text:p>22,63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4.8542106150694">
            <text:p>84,85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93.184744016235">
            <text:p>193,185</text:p>
          </table:table-cell>
          <table:table-cell table:style-name="ce23" office:value-type="float" office:value="21.6121757519729">
            <text:p>21,612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7.8596675318972">
            <text:p>97,860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2.859331618772">
            <text:p>112,859</text:p>
          </table:table-cell>
          <table:table-cell table:style-name="ce23" office:value-type="float" office:value="9.56636442601628">
            <text:p>9,56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4.090966036432">
            <text:p>134,09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52.109353839921">
            <text:p>152,109</text:p>
          </table:table-cell>
          <table:table-cell table:style-name="ce23" office:value-type="float" office:value="12.0407537651334">
            <text:p>12,04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5.165419815143">
            <text:p>85,16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6.844722280715">
            <text:p>136,845</text:p>
          </table:table-cell>
          <table:table-cell table:style-name="ce23" office:value-type="float" office:value="6.2173793437731">
            <text:p>6,21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4.026955088268">
            <text:p>114,02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3.887661485311">
            <text:p>113,88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2.24234965607">
            <text:p>142,24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9.053892026309">
            <text:p>119,05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24.527661930271">
            <text:p>124,52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7.004239853906">
            <text:p>137,004</text:p>
          </table:table-cell>
          <table:table-cell table:style-name="ce23" office:value-type="float" office:value="12.0255408637191">
            <text:p>12,02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9.737019249725">
            <text:p>109,73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72.248262358183">
            <text:p>172,24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6.1679638841707">
            <text:p>76,168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7.783516330176">
            <text:p>147,78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5.0635100735875">
            <text:p>75,06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7.71180028183">
            <text:p>107,71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6.963974817109">
            <text:p>116,964</text:p>
          </table:table-cell>
          <table:table-cell table:style-name="ce23" office:value-type="float" office:value="7.20763217687776">
            <text:p>7,20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1.8259016858321">
            <text:p>71,82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1.3889345125995">
            <text:p>91,389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8.571684847187">
            <text:p>118,57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3.576713941264">
            <text:p>133,57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3.168724627235">
            <text:p>103,169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8.110039297368">
            <text:p>118,110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9.857170871534">
            <text:p>109,85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5.461501957092">
            <text:p>145,46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7.690405064975">
            <text:p>117,690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7.716421654618">
            <text:p>107,71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02.890251292968">
            <text:p>202,890</text:p>
          </table:table-cell>
          <table:table-cell table:style-name="ce23" office:value-type="float" office:value="21.8567679352492">
            <text:p>21,85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93.098015683531">
            <text:p>193,098</text:p>
          </table:table-cell>
          <table:table-cell table:style-name="ce23" office:value-type="float" office:value="28.9087382757306">
            <text:p>28,909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6.975382499329">
            <text:p>146,97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2.5121136209964">
            <text:p>62,51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8.3954233871763">
            <text:p>58,39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5.7108043058587">
            <text:p>95,71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4.952129787194">
            <text:p>104,95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55.320767407997">
            <text:p>155,321</text:p>
          </table:table-cell>
          <table:table-cell table:style-name="ce23" office:value-type="float" office:value="17.5584366364296">
            <text:p>17,55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90.5998507337909">
            <text:p>90,600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7.4373074818904">
            <text:p>87,43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8.948803400536">
            <text:p>148,949</text:p>
          </table:table-cell>
          <table:table-cell table:style-name="ce23" office:value-type="float" office:value="15.2858112894547">
            <text:p>15,28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8.5039310081654">
            <text:p>88,50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32.10787483495">
            <text:p>132,108</text:p>
          </table:table-cell>
          <table:table-cell table:style-name="ce23" office:value-type="float" office:value="3.02972526362378">
            <text:p>3,03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3.390581178562">
            <text:p>113,39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52.059298530343">
            <text:p>152,059</text:p>
          </table:table-cell>
          <table:table-cell table:style-name="ce23" office:value-type="float" office:value="14.7924280863179">
            <text:p>14,792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4.6631161442098">
            <text:p>84,663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09.392029625295">
            <text:p>209,392</text:p>
          </table:table-cell>
          <table:table-cell table:style-name="ce23" office:value-type="float" office:value="30.9426986305924">
            <text:p>30,943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2.684034998161">
            <text:p>142,684</text:p>
          </table:table-cell>
          <table:table-cell table:style-name="ce23" office:value-type="float" office:value="7.0077150025801">
            <text:p>7,00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8.2701228939731">
            <text:p>78,270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09.112003349934">
            <text:p>109,11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50.550506305617">
            <text:p>150,551</text:p>
          </table:table-cell>
          <table:table-cell table:style-name="ce23" office:value-type="float" office:value="11.5575090039215">
            <text:p>11,55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7.4157339036174">
            <text:p>77,41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42.271540391711">
            <text:p>142,272</text:p>
          </table:table-cell>
          <table:table-cell table:style-name="ce23" office:value-type="float" office:value="1.08095136856332">
            <text:p>1,08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6.2858273914887">
            <text:p>56,28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0.5940820154901">
            <text:p>80,59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3.3872730693109">
            <text:p>73,38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0.1668448298155">
            <text:p>70,16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6.8288494230826">
            <text:p>66,829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3.716052221359">
            <text:p>113,71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9.7132852800483">
            <text:p>79,713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7.3870849142019">
            <text:p>57,387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5.4455459034465">
            <text:p>85,446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68.001967461214">
            <text:p>168,002</text:p>
          </table:table-cell>
          <table:table-cell table:style-name="ce23" office:value-type="float" office:value="30.4624553395279">
            <text:p>30,462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9.9594321484476">
            <text:p>79,959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64.935363903819">
            <text:p>64,935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9.1228076034196">
            <text:p>79,123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7.2234683338365">
            <text:p>87,223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3.710322362863">
            <text:p>113,710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11.714158243357">
            <text:p>111,71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1.3603402676042">
            <text:p>81,360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 table:number-rows-repeated="104827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2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 </number:text>
      <number:number number:decimal-places="0" number:min-integer-digits="1" number:grouping="true"/>
    </number:number-style>
    <number:number-style style:name="N135">
      <number:text>-€ 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€ </number:text>
      <number:number number:decimal-places="0" number:min-integer-digits="1" number:grouping="true"/>
    </number:number-style>
    <number:number-style style:name="N136">
      <style:text-properties fo:color="#ff0000"/>
      <number:text>-€ 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€ </number:text>
      <number:number number:decimal-places="2" number:min-integer-digits="1" number:grouping="true"/>
    </number:number-style>
    <number:number-style style:name="N138">
      <number:text>-€ 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€ </number:text>
      <number:number number:decimal-places="2" number:min-integer-digits="1" number:grouping="true"/>
    </number:number-style>
    <number:number-style style:name="N139">
      <style:text-properties fo:color="#ff0000"/>
      <number:text>-€ </number:text>
      <number:number number:decimal-places="2" number:min-integer-digits="1" number:grouping="true"/>
      <style:map style:condition="value()&gt;=0" style:apply-style-name="N139P0"/>
    </number:number-style>
    <number:number-style style:name="N143P0" style:volatile="true">
      <number:text> € </number:text>
      <number:number number:decimal-places="0" number:min-integer-digits="1" number:grouping="true"/>
      <number:text> </number:text>
    </number:number-style>
    <number:number-style style:name="N143P1" style:volatile="true">
      <number:text>-€ </number:text>
      <number:number number:decimal-places="0" number:min-integer-digits="1" number:grouping="true"/>
      <number:text> </number:text>
    </number:number-style>
    <number:number-style style:name="N143P2" style:volatile="true">
      <number:text> €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€ </number:text>
      <number:number number:decimal-places="2" number:min-integer-digits="1" number:grouping="true"/>
      <number:text> </number:text>
    </number:number-style>
    <number:number-style style:name="N149P1" style:volatile="true">
      <number:text>-€ </number:text>
      <number:number number:decimal-places="2" number:min-integer-digits="1" number:grouping="true"/>
      <number:text> </number:text>
    </number:number-style>
    <number:number-style style:name="N149P2" style:volatile="true">
      <number:text> €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TRUE</number:text>
    </number:number-style>
    <number:number-style style:name="N153P1" style:volatile="true">
      <number:text>TRUE</number:text>
    </number:number-style>
    <number:number-style style:name="N153">
      <number:text>FALSE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3" number:min-integer-digits="1"/>
    </number:number-style>
    <number:number-style style:name="N155">
      <number:number number:decimal-places="1" number:min-integer-digits="1"/>
    </number:number-style>
    <number:number-style style:name="N157P0" style:volatile="true">
      <number:text>WAHR</number:text>
    </number:number-style>
    <number:number-style style:name="N157P1" style:volatile="true">
      <number:text>WAHR</number:text>
    </number:number-style>
    <number:number-style style:name="N157">
      <number:text>FALSCH</number:text>
      <style:map style:condition="value()&gt;0" style:apply-style-name="N157P0"/>
      <style:map style:condition="value()&lt;0" style:apply-style-name="N157P1"/>
    </number:number-style>
    <number:percentage-style style:name="N158">
      <number:number number:decimal-places="3" number:min-integer-digits="1"/>
      <number:text>%</number:text>
    </number:percentage-style>
    <number:number-style style:name="N159">
      <number:number number:decimal-places="4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7P0" style:volatile="true" number:language="de" number:country="DE"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text> 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text> 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number:percentage-style style:name="N10144" number:language="de" number:country="DE">
      <number:number number:decimal-places="3" number:min-integer-digits="1"/>
      <number:text>%</number:text>
    </number:percentage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30">00.00.0000</text:date>, <text:time style:data-style-name="N2" text:time-value="0000-00-00T17:42:0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30T17:44:33</dc:date>
    <meta:generator>LibreOffice/4.0.3.3$MacOSX_x86 LibreOffice_project/0eaa50a932c8f2199a615e1eb30f7ac74279539</meta:generator>
    <meta:editing-duration>PT3H46M33S</meta:editing-duration>
    <meta:editing-cycles>25</meta:editing-cycles>
    <meta:document-statistic meta:table-count="2" meta:cell-count="16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4">
      <number:number number: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8pt" style:font-size-asian="8pt" style:font-family-complex="Arial" style:font-size-complex="8pt"/>
    </style:style>
    <style:style style:name="ch3" style:family="chart">
      <style:chart-properties chart:symbol-type="automatic" chart:treat-empty-cells="ignore"/>
    </style:style>
    <style:style style:name="ch4" style:family="chart" style:data-style-name="N154">
      <style:chart-properties chart:display-label="true" chart:logarithmic="false" chart:reverse-direction="false" text:line-break="false" chart:axis-position="0" chart:axis-label-position="outside-start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154">
      <style:chart-properties chart:symbol-type="named-symbol" chart:symbol-name="diamond" chart:symbol-width="0.176cm" chart:symbol-height="0.176cm"/>
      <style:graphic-properties draw:stroke="none" svg:stroke-color="#000080" draw:fill-color="#000080"/>
      <style:text-properties fo:font-size="10pt" style:font-size-asian="10pt" style:font-size-complex="10pt"/>
    </style:style>
    <style:style style:name="ch6" style:family="chart">
      <style:graphic-properties draw:stroke="solid" svg:stroke-width="0.035cm" svg:stroke-color="#808080"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8.46cm" svg:height="5.997cm" xlink:href=".." xlink:type="simple" chart:class="chart:scatter" chart:style-name="ch1">
        <chart:title svg:x="2.803cm" svg:y="0.267cm" chart:style-name="ch2">
          <text:p>Payoff</text:p>
        </chart:title>
        <chart:plot-area chart:style-name="ch3" table:cell-range-address="MonteCarloBlackScholes.B48:MonteCarloBlackScholes.C297" svg:x="-0.213cm" svg:y="0.981cm" svg:width="8.816cm" svg:height="4.525cm">
          <chartooo:coordinate-region svg:x="1.054cm" svg:y="1.144cm" svg:width="7.04cm" svg:height="3.789cm"/>
          <chart:axis chart:dimension="x" chart:name="primary-x" chart:style-name="ch4"/>
          <chart:axis chart:dimension="y" chart:name="primary-y" chart:style-name="ch4">
            <chart:grid chart:class="major"/>
          </chart:axis>
          <chart:series chart:style-name="ch5" chart:values-cell-range-address="MonteCarloBlackScholes.C48:MonteCarloBlackScholes.C297" chart:class="chart:scatter">
            <chart:domain table:cell-range-address="MonteCarloBlackScholes.B48:MonteCarloBlackScholes.B297"/>
            <chart:data-point chart:repeated="2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.0673847445204">
                <text:p>74.0673847445204</text:p>
                <draw:g>
                  <svg:desc>MonteCarloBlackScholes.B48:MonteCarloBlackScholes.B297</svg:desc>
                </draw:g>
              </table:table-cell>
              <table:table-cell office:value-type="float" office:value="0">
                <text:p>0</text:p>
                <draw:g>
                  <svg:desc>MonteCarloBlackScholes.C48:MonteCarloBlackScholes.C2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.7535826437059">
                <text:p>70.7535826437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.1041656584469">
                <text:p>76.1041656584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3.045698230572">
                <text:p>113.045698230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9075116213595">
                <text:p>99.9075116213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.2413851810444">
                <text:p>82.2413851810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4655094646387">
                <text:p>90.4655094646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4.567361190683">
                <text:p>204.567361190683</text:p>
              </table:table-cell>
              <table:table-cell office:value-type="float" office:value="35.2192417004095">
                <text:p>35.21924170040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6.183441098733">
                <text:p>116.183441098733</text:p>
              </table:table-cell>
              <table:table-cell office:value-type="float" office:value="5.81864309611946">
                <text:p>5.818643096119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.180013805035">
                <text:p>109.180013805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.6846473620188">
                <text:p>65.6846473620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.7918831580293">
                <text:p>54.7918831580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.5172052106308">
                <text:p>75.5172052106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.6671725045808">
                <text:p>79.6671725045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.2674836010204">
                <text:p>56.2674836010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.103331012881">
                <text:p>108.103331012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6.758151528275">
                <text:p>296.758151528275</text:p>
              </table:table-cell>
              <table:table-cell office:value-type="float" office:value="60.9176809193853">
                <text:p>60.9176809193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.5053779278238">
                <text:p>95.5053779278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8.025930060113">
                <text:p>128.025930060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7.34672325211">
                <text:p>107.34672325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.6846584240438">
                <text:p>64.6846584240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3.6910040113038">
                <text:p>93.6910040113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0.160146007383">
                <text:p>190.160146007383</text:p>
              </table:table-cell>
              <table:table-cell office:value-type="float" office:value="32.4270041407318">
                <text:p>32.42700414073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4.829928145971">
                <text:p>164.829928145971</text:p>
              </table:table-cell>
              <table:table-cell office:value-type="float" office:value="8.41569924314394">
                <text:p>8.415699243143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.6636978012076">
                <text:p>85.6636978012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.5181883122924">
                <text:p>95.5181883122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.765941593046">
                <text:p>105.765941593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.3863646182004">
                <text:p>60.386364618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0.271265219507">
                <text:p>110.271265219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1.676306047294">
                <text:p>181.676306047294</text:p>
              </table:table-cell>
              <table:table-cell office:value-type="float" office:value="31.9799172184463">
                <text:p>31.97991721844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.7704741475742">
                <text:p>66.7704741475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5.406362114257">
                <text:p>145.406362114257</text:p>
              </table:table-cell>
              <table:table-cell office:value-type="float" office:value="16.6275575469262">
                <text:p>16.62755754692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.7648176794161">
                <text:p>60.7648176794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7.713951799517">
                <text:p>107.713951799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9.845961539566">
                <text:p>199.845961539566</text:p>
              </table:table-cell>
              <table:table-cell office:value-type="float" office:value="30.9047393787957">
                <text:p>30.90473937879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1.626361335513">
                <text:p>121.626361335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0.699440088672">
                <text:p>140.699440088672</text:p>
              </table:table-cell>
              <table:table-cell office:value-type="float" office:value="13.6012202778978">
                <text:p>13.60122027789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3.468702595328">
                <text:p>133.468702595328</text:p>
              </table:table-cell>
              <table:table-cell office:value-type="float" office:value="0.878083784399412">
                <text:p>0.8780837843994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.90890533644">
                <text:p>102.90890533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5.017679200604">
                <text:p>145.017679200604</text:p>
              </table:table-cell>
              <table:table-cell office:value-type="float" office:value="3.44502083279981">
                <text:p>3.445020832799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4.09692147927">
                <text:p>164.09692147927</text:p>
              </table:table-cell>
              <table:table-cell office:value-type="float" office:value="28.6237826937769">
                <text:p>28.62378269377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.965735076001">
                <text:p>123.965735076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1.3453190977968">
                <text:p>81.3453190977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3.676140759525">
                <text:p>123.676140759525</text:p>
              </table:table-cell>
              <table:table-cell office:value-type="float" office:value="10.6895362282187">
                <text:p>10.68953622821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.105810456461">
                <text:p>132.10581045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8.278929115853">
                <text:p>118.278929115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5.729008671986">
                <text:p>135.729008671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8.953223654355">
                <text:p>148.953223654355</text:p>
              </table:table-cell>
              <table:table-cell office:value-type="float" office:value="18.8478680894326">
                <text:p>18.84786808943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3.495545512283">
                <text:p>153.495545512283</text:p>
              </table:table-cell>
              <table:table-cell office:value-type="float" office:value="10.0136512087442">
                <text:p>10.01365120874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1.093874827863">
                <text:p>181.093874827863</text:p>
              </table:table-cell>
              <table:table-cell office:value-type="float" office:value="18.7589133900225">
                <text:p>18.7589133900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4.1736253057391">
                <text:p>74.1736253057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4.0528223581133">
                <text:p>84.0528223581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8.519475529853">
                <text:p>108.519475529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4.551467758174">
                <text:p>94.551467758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.64244531938">
                <text:p>109.64244531938</text:p>
              </table:table-cell>
              <table:table-cell office:value-type="float" office:value="15.2528366228357">
                <text:p>15.25283662283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9.635717468511">
                <text:p>129.635717468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0.94109696561">
                <text:p>180.94109696561</text:p>
              </table:table-cell>
              <table:table-cell office:value-type="float" office:value="23.7120573548044">
                <text:p>23.71205735480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.1592694205345">
                <text:p>68.1592694205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8.219098510327">
                <text:p>188.219098510327</text:p>
              </table:table-cell>
              <table:table-cell office:value-type="float" office:value="25.3142531826526">
                <text:p>25.31425318265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8.34695155342">
                <text:p>208.34695155342</text:p>
              </table:table-cell>
              <table:table-cell office:value-type="float" office:value="33.7689181219878">
                <text:p>33.76891812198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.540573711652">
                <text:p>53.540573711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4.83437363127">
                <text:p>164.83437363127</text:p>
              </table:table-cell>
              <table:table-cell office:value-type="float" office:value="15.9411694742335">
                <text:p>15.94116947423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1.754106077553">
                <text:p>171.754106077553</text:p>
              </table:table-cell>
              <table:table-cell office:value-type="float" office:value="24.0018258200809">
                <text:p>24.00182582008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6.687595199099">
                <text:p>106.687595199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5.762888885563">
                <text:p>115.762888885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3.789322483257">
                <text:p>153.789322483257</text:p>
              </table:table-cell>
              <table:table-cell office:value-type="float" office:value="18.1606817884281">
                <text:p>18.16068178842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.332859768248">
                <text:p>101.332859768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1.562526810915">
                <text:p>101.562526810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8.919964711637">
                <text:p>308.919964711637</text:p>
              </table:table-cell>
              <table:table-cell office:value-type="float" office:value="117.169125703684">
                <text:p>117.1691257036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1.825007134481">
                <text:p>151.825007134481</text:p>
              </table:table-cell>
              <table:table-cell office:value-type="float" office:value="31.2572071787073">
                <text:p>31.25720717870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6.937623024177">
                <text:p>126.937623024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.2238079050553">
                <text:p>86.2238079050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7.559520718107">
                <text:p>127.559520718107</text:p>
              </table:table-cell>
              <table:table-cell office:value-type="float" office:value="3.31456703967336">
                <text:p>3.314567039673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.5656135862387">
                <text:p>69.5656135862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2.48579831814">
                <text:p>132.48579831814</text:p>
              </table:table-cell>
              <table:table-cell office:value-type="float" office:value="17.7355410385815">
                <text:p>17.73554103858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7.8372739350277">
                <text:p>97.8372739350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.651491748116">
                <text:p>144.651491748116</text:p>
              </table:table-cell>
              <table:table-cell office:value-type="float" office:value="13.6606129841612">
                <text:p>13.66061298416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.2418072239395">
                <text:p>45.2418072239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8.87119283457">
                <text:p>108.87119283457</text:p>
              </table:table-cell>
              <table:table-cell office:value-type="float" office:value="1.30995059753326">
                <text:p>1.309950597533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7.9141208856857">
                <text:p>57.9141208856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.12821655367">
                <text:p>78.12821655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.5208066238287">
                <text:p>72.5208066238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4.8482983075947">
                <text:p>94.8482983075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6.526907703964">
                <text:p>126.526907703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5.751244575918">
                <text:p>115.751244575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6.4749874548145">
                <text:p>66.4749874548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2.993380580223">
                <text:p>112.993380580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.8214185734002">
                <text:p>89.8214185734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4.605748747406">
                <text:p>124.605748747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3.483427348373">
                <text:p>133.483427348373</text:p>
              </table:table-cell>
              <table:table-cell office:value-type="float" office:value="6.37538729252067">
                <text:p>6.375387292520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4.2958212123983">
                <text:p>54.295821212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.23902509008">
                <text:p>147.23902509008</text:p>
              </table:table-cell>
              <table:table-cell office:value-type="float" office:value="8.89428149891074">
                <text:p>8.894281498910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1.9157183514566">
                <text:p>81.9157183514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8.050551897456">
                <text:p>158.050551897456</text:p>
              </table:table-cell>
              <table:table-cell office:value-type="float" office:value="20.5216462540613">
                <text:p>20.52164625406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8.7850317476659">
                <text:p>88.7850317476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1.642391862036">
                <text:p>141.642391862036</text:p>
              </table:table-cell>
              <table:table-cell office:value-type="float" office:value="9.19042300596917">
                <text:p>9.190423005969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2.0338146104931">
                <text:p>82.0338146104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8.916922196718">
                <text:p>138.916922196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7.346595881704">
                <text:p>127.346595881704</text:p>
              </table:table-cell>
              <table:table-cell office:value-type="float" office:value="7.34135772244866">
                <text:p>7.341357722448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8.517865243899">
                <text:p>88.517865243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.055697447904">
                <text:p>99.055697447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2.3918002055007">
                <text:p>82.3918002055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0.23298858122">
                <text:p>120.23298858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4.0002307655069">
                <text:p>54.0002307655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1.983746985847">
                <text:p>171.983746985847</text:p>
              </table:table-cell>
              <table:table-cell office:value-type="float" office:value="31.5741962836744">
                <text:p>31.57419628367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5.158035159055">
                <text:p>115.158035159055</text:p>
              </table:table-cell>
              <table:table-cell office:value-type="float" office:value="6.9271798477727">
                <text:p>6.92717984777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4.701272918419">
                <text:p>124.701272918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8.256260774455">
                <text:p>118.256260774455</text:p>
              </table:table-cell>
              <table:table-cell office:value-type="float" office:value="1.21594864034802">
                <text:p>1.215948640348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0.926308112477">
                <text:p>220.926308112477</text:p>
              </table:table-cell>
              <table:table-cell office:value-type="float" office:value="47.6677299668772">
                <text:p>47.66772996687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.491861475546">
                <text:p>114.491861475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3.4453528992728">
                <text:p>93.445352899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8.679884675109">
                <text:p>108.679884675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7.6294201446899">
                <text:p>57.6294201446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5.09969732339">
                <text:p>135.09969732339</text:p>
              </table:table-cell>
              <table:table-cell office:value-type="float" office:value="26.8308999689617">
                <text:p>26.83089996896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5.144363586086">
                <text:p>105.144363586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7.98006876354">
                <text:p>107.98006876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5.7832379735249">
                <text:p>85.7832379735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7.12813528946">
                <text:p>137.12813528946</text:p>
              </table:table-cell>
              <table:table-cell office:value-type="float" office:value="4.97568936366513">
                <text:p>4.975689363665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2.561748712834">
                <text:p>122.561748712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2.800880701893">
                <text:p>102.800880701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.441098948534">
                <text:p>111.441098948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8.96139318666">
                <text:p>108.96139318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5.301690944185">
                <text:p>165.301690944185</text:p>
              </table:table-cell>
              <table:table-cell office:value-type="float" office:value="27.4024308930174">
                <text:p>27.40243089301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0.612133485065">
                <text:p>130.612133485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3.909036843225">
                <text:p>113.909036843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8.139823657396">
                <text:p>108.139823657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0.4517020146725">
                <text:p>60.4517020146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2.079142905666">
                <text:p>162.079142905666</text:p>
              </table:table-cell>
              <table:table-cell office:value-type="float" office:value="8.68487315363554">
                <text:p>8.684873153635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5.02349923137">
                <text:p>135.02349923137</text:p>
              </table:table-cell>
              <table:table-cell office:value-type="float" office:value="18.2241961864859">
                <text:p>18.22419618648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5.3710684279757">
                <text:p>85.3710684279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.924375700216">
                <text:p>131.924375700216</text:p>
              </table:table-cell>
              <table:table-cell office:value-type="float" office:value="30.8562436183037">
                <text:p>30.85624361830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8.5346960405463">
                <text:p>98.5346960405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4.9704625472992">
                <text:p>84.9704625472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1.5538312358356">
                <text:p>71.5538312358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2.313289499377">
                <text:p>122.313289499377</text:p>
              </table:table-cell>
              <table:table-cell office:value-type="float" office:value="0.130857524462775">
                <text:p>0.1308575244627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7.509671107139">
                <text:p>117.509671107139</text:p>
              </table:table-cell>
              <table:table-cell office:value-type="float" office:value="3.75606033972581">
                <text:p>3.756060339725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3.915071739823">
                <text:p>73.915071739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5.919245430871">
                <text:p>155.919245430871</text:p>
              </table:table-cell>
              <table:table-cell office:value-type="float" office:value="23.8179720437736">
                <text:p>23.81797204377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2.872156741704">
                <text:p>132.872156741704</text:p>
              </table:table-cell>
              <table:table-cell office:value-type="float" office:value="0.68766746876226">
                <text:p>0.687667468762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1.725417828031">
                <text:p>71.725417828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2.254939769594">
                <text:p>112.254939769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6.9604416380539">
                <text:p>86.9604416380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0.563617838807">
                <text:p>120.563617838807</text:p>
              </table:table-cell>
              <table:table-cell office:value-type="float" office:value="15.6017560043708">
                <text:p>15.60175600437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8.074642481723">
                <text:p>108.074642481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2.0468031063774">
                <text:p>92.0468031063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.2401085561869">
                <text:p>70.2401085561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0.095639304485">
                <text:p>110.095639304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2.932269002468">
                <text:p>102.93226900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.772964770414">
                <text:p>164.772964770414</text:p>
              </table:table-cell>
              <table:table-cell office:value-type="float" office:value="9.75387039682286">
                <text:p>9.753870396822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0.11803136853">
                <text:p>120.11803136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2.207289468765">
                <text:p>122.207289468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8.2076189434701">
                <text:p>48.2076189434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9.6855617648419">
                <text:p>99.6855617648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6.31763287812">
                <text:p>106.31763287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7.336560852656">
                <text:p>97.336560852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.3435310532195">
                <text:p>60.3435310532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5.493158071257">
                <text:p>115.493158071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.059283049108">
                <text:p>173.059283049108</text:p>
              </table:table-cell>
              <table:table-cell office:value-type="float" office:value="19.1138542554786">
                <text:p>19.11385425547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5.309307385923">
                <text:p>85.309307385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.1519241954142">
                <text:p>80.1519241954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8.591658306506">
                <text:p>138.591658306506</text:p>
              </table:table-cell>
              <table:table-cell office:value-type="float" office:value="2.95031319069093">
                <text:p>2.950313190690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8.763840045936">
                <text:p>108.763840045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6.767462498949">
                <text:p>136.767462498949</text:p>
              </table:table-cell>
              <table:table-cell office:value-type="float" office:value="7.48379516195124">
                <text:p>7.483795161951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6.762509271327">
                <text:p>106.762509271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7.199492326749">
                <text:p>167.199492326749</text:p>
              </table:table-cell>
              <table:table-cell office:value-type="float" office:value="10.2585985403628">
                <text:p>10.25859854036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1.575548496835">
                <text:p>131.575548496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1.2858614065141">
                <text:p>71.2858614065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0.3836937182065">
                <text:p>60.3836937182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6.4316418759139">
                <text:p>86.4316418759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4.208031618203">
                <text:p>114.208031618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1.3024416948425">
                <text:p>51.3024416948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8.4366965300079">
                <text:p>78.4366965300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3.380069083964">
                <text:p>143.380069083964</text:p>
              </table:table-cell>
              <table:table-cell office:value-type="float" office:value="6.70110066184493">
                <text:p>6.701100661844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5.8691241176599">
                <text:p>95.8691241176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6.1522156001672">
                <text:p>76.1522156001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9.0554843398082">
                <text:p>49.0554843398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.035560225168">
                <text:p>176.035560225168</text:p>
              </table:table-cell>
              <table:table-cell office:value-type="float" office:value="8.01359463581514">
                <text:p>8.013594635815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4.173427795437">
                <text:p>144.173427795437</text:p>
              </table:table-cell>
              <table:table-cell office:value-type="float" office:value="9.42575397388785">
                <text:p>9.425753973887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8.070028987281">
                <text:p>168.070028987281</text:p>
              </table:table-cell>
              <table:table-cell office:value-type="float" office:value="22.6335117287232">
                <text:p>22.63351172872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4.8542106150694">
                <text:p>84.8542106150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3.184744016235">
                <text:p>193.184744016235</text:p>
              </table:table-cell>
              <table:table-cell office:value-type="float" office:value="21.6121757519729">
                <text:p>21.61217575197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7.8596675318972">
                <text:p>97.8596675318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2.859331618772">
                <text:p>112.859331618772</text:p>
              </table:table-cell>
              <table:table-cell office:value-type="float" office:value="9.56636442601628">
                <text:p>9.566364426016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4.090966036432">
                <text:p>134.090966036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2.109353839921">
                <text:p>152.109353839921</text:p>
              </table:table-cell>
              <table:table-cell office:value-type="float" office:value="12.0407537651334">
                <text:p>12.04075376513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.165419815143">
                <text:p>85.165419815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6.844722280715">
                <text:p>136.844722280715</text:p>
              </table:table-cell>
              <table:table-cell office:value-type="float" office:value="6.2173793437731">
                <text:p>6.21737934377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4.026955088268">
                <text:p>114.026955088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3.887661485311">
                <text:p>113.887661485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2.24234965607">
                <text:p>142.24234965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9.053892026309">
                <text:p>119.053892026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4.527661930271">
                <text:p>124.527661930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7.004239853906">
                <text:p>137.004239853906</text:p>
              </table:table-cell>
              <table:table-cell office:value-type="float" office:value="12.0255408637191">
                <text:p>12.02554086371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9.737019249725">
                <text:p>109.737019249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2.248262358183">
                <text:p>172.248262358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6.1679638841707">
                <text:p>76.1679638841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7.783516330176">
                <text:p>147.783516330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5.0635100735875">
                <text:p>75.0635100735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7.71180028183">
                <text:p>107.71180028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6.963974817109">
                <text:p>116.963974817109</text:p>
              </table:table-cell>
              <table:table-cell office:value-type="float" office:value="7.20763217687776">
                <text:p>7.207632176877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1.8259016858321">
                <text:p>71.8259016858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1.3889345125995">
                <text:p>91.3889345125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8.571684847187">
                <text:p>118.571684847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3.576713941264">
                <text:p>133.576713941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3.168724627235">
                <text:p>103.168724627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8.110039297368">
                <text:p>118.110039297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9.857170871534">
                <text:p>109.857170871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5.461501957092">
                <text:p>145.461501957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7.690405064975">
                <text:p>117.690405064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7.716421654618">
                <text:p>107.716421654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2.890251292968">
                <text:p>202.890251292968</text:p>
              </table:table-cell>
              <table:table-cell office:value-type="float" office:value="21.8567679352492">
                <text:p>21.85676793524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3.098015683531">
                <text:p>193.098015683531</text:p>
              </table:table-cell>
              <table:table-cell office:value-type="float" office:value="28.9087382757306">
                <text:p>28.90873827573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6.975382499329">
                <text:p>146.975382499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2.5121136209964">
                <text:p>62.5121136209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8.3954233871763">
                <text:p>58.3954233871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5.7108043058587">
                <text:p>95.7108043058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4.952129787194">
                <text:p>104.952129787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5.320767407997">
                <text:p>155.320767407997</text:p>
              </table:table-cell>
              <table:table-cell office:value-type="float" office:value="17.5584366364296">
                <text:p>17.55843663642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0.5998507337909">
                <text:p>90.5998507337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7.4373074818904">
                <text:p>87.4373074818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8.948803400536">
                <text:p>148.948803400536</text:p>
              </table:table-cell>
              <table:table-cell office:value-type="float" office:value="15.2858112894547">
                <text:p>15.28581128945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8.5039310081654">
                <text:p>88.5039310081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2.10787483495">
                <text:p>132.10787483495</text:p>
              </table:table-cell>
              <table:table-cell office:value-type="float" office:value="3.02972526362378">
                <text:p>3.029725263623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3.390581178562">
                <text:p>113.390581178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2.059298530343">
                <text:p>152.059298530343</text:p>
              </table:table-cell>
              <table:table-cell office:value-type="float" office:value="14.7924280863179">
                <text:p>14.79242808631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4.6631161442098">
                <text:p>84.6631161442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9.392029625295">
                <text:p>209.392029625295</text:p>
              </table:table-cell>
              <table:table-cell office:value-type="float" office:value="30.9426986305924">
                <text:p>30.94269863059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2.684034998161">
                <text:p>142.684034998161</text:p>
              </table:table-cell>
              <table:table-cell office:value-type="float" office:value="7.0077150025801">
                <text:p>7.00771500258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8.2701228939731">
                <text:p>78.2701228939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9.112003349934">
                <text:p>109.112003349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0.550506305617">
                <text:p>150.550506305617</text:p>
              </table:table-cell>
              <table:table-cell office:value-type="float" office:value="11.5575090039215">
                <text:p>11.55750900392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7.4157339036174">
                <text:p>77.4157339036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2.271540391711">
                <text:p>142.271540391711</text:p>
              </table:table-cell>
              <table:table-cell office:value-type="float" office:value="1.08095136856332">
                <text:p>1.080951368563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6.2858273914887">
                <text:p>56.2858273914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0.5940820154901">
                <text:p>80.5940820154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3.3872730693109">
                <text:p>73.3872730693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0.1668448298155">
                <text:p>70.1668448298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6.8288494230826">
                <text:p>66.8288494230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3.716052221359">
                <text:p>113.716052221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9.7132852800483">
                <text:p>79.7132852800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7.3870849142019">
                <text:p>57.387084914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5.4455459034465">
                <text:p>85.4455459034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8.001967461214">
                <text:p>168.001967461214</text:p>
              </table:table-cell>
              <table:table-cell office:value-type="float" office:value="30.4624553395279">
                <text:p>30.46245533952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9.9594321484476">
                <text:p>79.9594321484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4.935363903819">
                <text:p>64.935363903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9.1228076034196">
                <text:p>79.1228076034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7.2234683338365">
                <text:p>87.2234683338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3.710322362863">
                <text:p>113.710322362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1.714158243357">
                <text:p>111.714158243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1.3603402676042">
                <text:p>81.360340267604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4">
      <number:number number: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8pt" style:font-size-asian="8pt" style:font-family-complex="Arial" style:font-size-complex="8pt"/>
    </style:style>
    <style:style style:name="ch3" style:family="chart">
      <style:chart-properties chart:symbol-type="automatic" chart:treat-empty-cells="ignore"/>
    </style:style>
    <style:style style:name="ch4" style:family="chart" style:data-style-name="N154">
      <style:chart-properties chart:display-label="true" chart:logarithmic="false" chart:reverse-direction="false" text:line-break="false" chart:label-arrangement="side-by-side" chart:axis-position="0" chart:axis-label-position="outside-start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154">
      <style:chart-properties chart:display-label="true" chart:logarithmic="false" chart:reverse-direction="false" text:line-break="false" chart:axis-position="0" chart:tick-mark-position="at-axis"/>
      <style:text-properties fo:color="#000000" fo:font-size="8pt" style:font-size-asian="8pt" style:font-family-complex="Arial" style:font-size-complex="8pt"/>
    </style:style>
    <style:style style:name="ch6" style:family="chart" style:data-style-name="N154">
      <style:chart-properties chart:symbol-type="named-symbol" chart:symbol-name="square" chart:symbol-width="0.25cm" chart:symbol-height="0.25cm"/>
      <style:graphic-properties svg:stroke-width="0.08cm" svg:stroke-color="#000080" draw:fill-color="#000080"/>
      <style:text-properties fo:font-size="10pt" style:font-size-asian="10pt" style:font-size-complex="10pt"/>
    </style:style>
    <style:style style:name="ch7" style:family="chart">
      <style:graphic-properties draw:stroke="solid" svg:stroke-width="0.035cm" svg:stroke-color="#808080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8.461cm" svg:height="5.997cm" xlink:href=".." xlink:type="simple" chart:class="chart:scatter" chart:style-name="ch1">
        <chart:title svg:x="3.586cm" svg:y="0.267cm" chart:style-name="ch2">
          <text:p>Underlying Distribution</text:p>
        </chart:title>
        <chart:plot-area chart:style-name="ch3" table:cell-range-address="MonteCarloBlackScholes.E48:MonteCarloBlackScholes.F107 MonteCarloBlackScholes.F46:MonteCarloBlackScholes.F46" chart:data-source-has-labels="row" svg:x="0.349cm" svg:y="0.982cm" svg:width="8.448cm" svg:height="4.576cm">
          <chartooo:coordinate-region svg:x="0.823cm" svg:y="1.144cm" svg:width="7.464cm" svg:height="3.841cm"/>
          <chart:axis chart:dimension="x" chart:name="primary-x" chart:style-name="ch4"/>
          <chart:axis chart:dimension="y" chart:name="primary-y" chart:style-name="ch5">
            <chart:grid chart:class="major"/>
          </chart:axis>
          <chart:series chart:style-name="ch6" chart:values-cell-range-address="MonteCarloBlackScholes.F48:MonteCarloBlackScholes.F107" chart:label-cell-address="MonteCarloBlackScholes.F46:MonteCarloBlackScholes.F46" chart:class="chart:scatter">
            <chart:domain table:cell-range-address="MonteCarloBlackScholes.E48:MonteCarloBlackScholes.E107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/>
                <draw:g>
                  <svg:desc>MonteCarloBlackScholes.F46:MonteCarloBlackScholes.F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3.267709191257">
                <text:p>-13.267709191257</text:p>
                <draw:g>
                  <svg:desc>MonteCarloBlackScholes.E48:MonteCarloBlackScholes.E107</svg:desc>
                </draw:g>
              </table:table-cell>
              <table:table-cell office:value-type="float" office:value="0">
                <text:p>0</text:p>
                <draw:g>
                  <svg:desc>MonteCarloBlackScholes.F48:MonteCarloBlackScholes.F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86800498936161">
                <text:p>-2.86800498936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53169921253374">
                <text:p>7.53169921253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9314034144291">
                <text:p>17.9314034144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3311076163245">
                <text:p>28.3311076163245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.7308118182198">
                <text:p>38.7308118182198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.1305160201152">
                <text:p>49.1305160201152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.5302202220105">
                <text:p>59.5302202220105</text:p>
              </table:table-cell>
              <table:table-cell office:value-type="float" office:value="0.0423">
                <text:p>0.04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.9299244239059">
                <text:p>69.9299244239059</text:p>
              </table:table-cell>
              <table:table-cell office:value-type="float" office:value="0.0709">
                <text:p>0.0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.3296286258013">
                <text:p>80.3296286258013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.7293328276966">
                <text:p>90.7293328276966</text:p>
              </table:table-cell>
              <table:table-cell office:value-type="float" office:value="0.1139">
                <text:p>0.11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.129037029592">
                <text:p>101.129037029592</text:p>
              </table:table-cell>
              <table:table-cell office:value-type="float" office:value="0.1124">
                <text:p>0.11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1.528741231487">
                <text:p>111.528741231487</text:p>
              </table:table-cell>
              <table:table-cell office:value-type="float" office:value="0.1091">
                <text:p>0.10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1.928445433383">
                <text:p>121.928445433383</text:p>
              </table:table-cell>
              <table:table-cell office:value-type="float" office:value="0.0942">
                <text:p>0.0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2.328149635278">
                <text:p>132.328149635278</text:p>
              </table:table-cell>
              <table:table-cell office:value-type="float" office:value="0.0842">
                <text:p>0.08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2.727853837173">
                <text:p>142.727853837173</text:p>
              </table:table-cell>
              <table:table-cell office:value-type="float" office:value="0.0601">
                <text:p>0.06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3.127558039069">
                <text:p>153.127558039069</text:p>
              </table:table-cell>
              <table:table-cell office:value-type="float" office:value="0.0459">
                <text:p>0.04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3.527262240964">
                <text:p>163.527262240964</text:p>
              </table:table-cell>
              <table:table-cell office:value-type="float" office:value="0.0408">
                <text:p>0.04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3.926966442859">
                <text:p>173.926966442859</text:p>
              </table:table-cell>
              <table:table-cell office:value-type="float" office:value="0.0306">
                <text:p>0.0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4.326670644755">
                <text:p>184.326670644755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.72637484665">
                <text:p>194.72637484665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5.126079048546">
                <text:p>205.126079048546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5.525783250441">
                <text:p>215.525783250441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5.925487452336">
                <text:p>225.925487452336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6.325191654232">
                <text:p>236.325191654232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6.724895856127">
                <text:p>246.724895856127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4">
      <number:number number: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8pt" style:font-size-asian="8pt" style:font-family-complex="Arial" style:font-size-complex="8pt"/>
    </style:style>
    <style:style style:name="ch3" style:family="chart">
      <style:chart-properties chart:symbol-type="automatic" chart:treat-empty-cells="ignore"/>
    </style:style>
    <style:style style:name="ch4" style:family="chart" style:data-style-name="N154">
      <style:chart-properties chart:display-label="true" chart:logarithmic="false" chart:reverse-direction="false" text:line-break="false" chart:label-arrangement="side-by-side" chart:axis-position="0" chart:axis-label-position="outside-start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154">
      <style:chart-properties chart:display-label="true" chart:logarithmic="false" chart:reverse-direction="false" text:line-break="false" chart:axis-position="0" chart:tick-mark-position="at-axis"/>
      <style:text-properties fo:color="#000000" fo:font-size="8pt" style:font-size-asian="8pt" style:font-family-complex="Arial" style:font-size-complex="8pt"/>
    </style:style>
    <style:style style:name="ch6" style:family="chart" style:data-style-name="N154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width="0.035cm" svg:stroke-color="#808080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8.461cm" svg:height="5.997cm" xlink:href=".." xlink:type="simple" chart:class="chart:scatter" chart:style-name="ch1">
        <chart:title svg:x="3.586cm" svg:y="0.268cm" chart:style-name="ch2">
          <text:p>Payoff Distribution</text:p>
        </chart:title>
        <chart:plot-area chart:style-name="ch3" table:cell-range-address="MonteCarloBlackScholes.H48:MonteCarloBlackScholes.I107 MonteCarloBlackScholes.I46:MonteCarloBlackScholes.I46" chart:data-source-has-labels="row" svg:x="0.349cm" svg:y="0.982cm" svg:width="8.367cm" svg:height="4.576cm">
          <chartooo:coordinate-region svg:x="0.823cm" svg:y="1.144cm" svg:width="7.464cm" svg:height="3.841cm"/>
          <chart:axis chart:dimension="x" chart:name="primary-x" chart:style-name="ch4"/>
          <chart:axis chart:dimension="y" chart:name="primary-y" chart:style-name="ch5">
            <chart:grid chart:class="major"/>
          </chart:axis>
          <chart:series chart:style-name="ch6" chart:values-cell-range-address="MonteCarloBlackScholes.I48:MonteCarloBlackScholes.I107" chart:label-cell-address="MonteCarloBlackScholes.I46:MonteCarloBlackScholes.I46" chart:class="chart:scatter">
            <chart:domain table:cell-range-address="MonteCarloBlackScholes.H48:MonteCarloBlackScholes.H107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/>
                <draw:g>
                  <svg:desc>MonteCarloBlackScholes.I46:MonteCarloBlackScholes.I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7.003455746735">
                <text:p>-37.003455746735</text:p>
                <draw:g>
                  <svg:desc>MonteCarloBlackScholes.H48:MonteCarloBlackScholes.H107</svg:desc>
                </draw:g>
              </table:table-cell>
              <table:table-cell office:value-type="float" office:value="0">
                <text:p>0</text:p>
                <draw:g>
                  <svg:desc>MonteCarloBlackScholes.I48:MonteCarloBlackScholes.I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3.5636865027757">
                <text:p>-33.5636865027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0.1239172588164">
                <text:p>-30.1239172588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6.6841480148571">
                <text:p>-26.6841480148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3.2443787708978">
                <text:p>-23.2443787708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9.8046095269385">
                <text:p>-19.8046095269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6.3648402829792">
                <text:p>-16.3648402829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2.9250710390199">
                <text:p>-12.9250710390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48530179506056">
                <text:p>-9.48530179506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.04553255110126">
                <text:p>-6.04553255110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60576330714195">
                <text:p>-2.60576330714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4005936817358">
                <text:p>0.834005936817358</text:p>
              </table:table-cell>
              <table:table-cell office:value-type="float" office:value="0.7311">
                <text:p>0.73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7377518077667">
                <text:p>4.27377518077667</text:p>
              </table:table-cell>
              <table:table-cell office:value-type="float" office:value="0.0386">
                <text:p>0.03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71354442473597">
                <text:p>7.71354442473597</text:p>
              </table:table-cell>
              <table:table-cell office:value-type="float" office:value="0.0328">
                <text:p>0.03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1533136686953">
                <text:p>11.1533136686953</text:p>
              </table:table-cell>
              <table:table-cell office:value-type="float" office:value="0.0319">
                <text:p>0.03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5930829126546">
                <text:p>14.5930829126546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0328521566139">
                <text:p>18.0328521566139</text:p>
              </table:table-cell>
              <table:table-cell office:value-type="float" office:value="0.0239">
                <text:p>0.0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4726214005732">
                <text:p>21.4726214005732</text:p>
              </table:table-cell>
              <table:table-cell office:value-type="float" office:value="0.0201">
                <text:p>0.02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.9123906445325">
                <text:p>24.9123906445325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.3521598884918">
                <text:p>28.3521598884918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7919291324511">
                <text:p>31.7919291324511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.2316983764104">
                <text:p>35.2316983764104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.6714676203697">
                <text:p>38.6714676203697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.111236864329">
                <text:p>42.111236864329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.5510061082884">
                <text:p>45.5510061082884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9907753522477">
                <text:p>48.9907753522477</text:p>
              </table:table-cell>
              <table:table-cell office:value-type="float" office:value="0.0239">
                <text:p>0.02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